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OpenSymbol" svg:font-family="OpenSymbo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3.936cm" fo:margin-left="0.751cm" table:align="left" style:writing-mode="lr-tb"/>
    </style:style>
    <style:style style:name="Tabela1.A" style:family="table-column">
      <style:table-column-properties style:column-width="2.75cm"/>
    </style:style>
    <style:style style:name="Tabela1.B" style:family="table-column">
      <style:table-column-properties style:column-width="0.75cm"/>
    </style:style>
    <style:style style:name="Tabela1.C" style:family="table-column">
      <style:table-column-properties style:column-width="3cm"/>
    </style:style>
    <style:style style:name="Tabela1.E" style:family="table-column">
      <style:table-column-properties style:column-width="3.501cm"/>
    </style:style>
    <style:style style:name="Tabela1.G" style:family="table-column">
      <style:table-column-properties style:column-width="2.436cm"/>
    </style:style>
    <style:style style:name="Tabela1.1" style:family="table-row">
      <style:table-row-properties style:keep-together="true" fo:keep-together="auto"/>
    </style:style>
    <style:style style:name="Tabela1.A1" style:family="table-cell">
      <style:table-cell-properties style:vertical-align="middle" fo:padding-left="0.191cm" fo:padding-right="0.191cm" fo:padding-top="0cm" fo:padding-bottom="0cm" fo:border="none" style:writing-mode="lr-tb"/>
    </style:style>
    <style:style style:name="Tabela2" style:family="table">
      <style:table-properties style:width="13.936cm" fo:margin-left="0.751cm" table:align="left" style:writing-mode="lr-tb"/>
    </style:style>
    <style:style style:name="Tabela2.A" style:family="table-column">
      <style:table-column-properties style:column-width="2.75cm"/>
    </style:style>
    <style:style style:name="Tabela2.B" style:family="table-column">
      <style:table-column-properties style:column-width="0.75cm"/>
    </style:style>
    <style:style style:name="Tabela2.C" style:family="table-column">
      <style:table-column-properties style:column-width="3cm"/>
    </style:style>
    <style:style style:name="Tabela2.E" style:family="table-column">
      <style:table-column-properties style:column-width="3.501cm"/>
    </style:style>
    <style:style style:name="Tabela2.G" style:family="table-column">
      <style:table-column-properties style:column-width="2.436cm"/>
    </style:style>
    <style:style style:name="Tabela2.1" style:family="table-row">
      <style:table-row-properties style:keep-together="true" fo:keep-together="auto"/>
    </style:style>
    <style:style style:name="Tabela2.A1" style:family="table-cell">
      <style:table-cell-properties style:vertical-align="middle" fo:padding-left="0.191cm" fo:padding-right="0.191cm" fo:padding-top="0cm" fo:padding-bottom="0cm" fo:border="none" style:writing-mode="lr-tb"/>
    </style:style>
    <style:style style:name="Tabela3" style:family="table">
      <style:table-properties style:width="13.936cm" fo:margin-left="0.751cm" table:align="left" style:writing-mode="lr-tb"/>
    </style:style>
    <style:style style:name="Tabela3.A" style:family="table-column">
      <style:table-column-properties style:column-width="2.75cm"/>
    </style:style>
    <style:style style:name="Tabela3.B" style:family="table-column">
      <style:table-column-properties style:column-width="0.75cm"/>
    </style:style>
    <style:style style:name="Tabela3.C" style:family="table-column">
      <style:table-column-properties style:column-width="3cm"/>
    </style:style>
    <style:style style:name="Tabela3.E" style:family="table-column">
      <style:table-column-properties style:column-width="3.501cm"/>
    </style:style>
    <style:style style:name="Tabela3.G" style:family="table-column">
      <style:table-column-properties style:column-width="2.436cm"/>
    </style:style>
    <style:style style:name="Tabela3.1" style:family="table-row">
      <style:table-row-properties style:keep-together="true" fo:keep-together="auto"/>
    </style:style>
    <style:style style:name="Tabela3.A1" style:family="table-cell">
      <style:table-cell-properties style:vertical-align="middle" fo:padding-left="0.191cm" fo:padding-right="0.191cm" fo:padding-top="0cm" fo:padding-bottom="0cm" fo:border="none" style:writing-mode="lr-tb"/>
    </style:style>
    <style:style style:name="Tabela4" style:family="table">
      <style:table-properties style:width="13.936cm" fo:margin-left="0.751cm" table:align="left" style:writing-mode="lr-tb"/>
    </style:style>
    <style:style style:name="Tabela4.A" style:family="table-column">
      <style:table-column-properties style:column-width="2.75cm"/>
    </style:style>
    <style:style style:name="Tabela4.B" style:family="table-column">
      <style:table-column-properties style:column-width="0.75cm"/>
    </style:style>
    <style:style style:name="Tabela4.C" style:family="table-column">
      <style:table-column-properties style:column-width="3cm"/>
    </style:style>
    <style:style style:name="Tabela4.E" style:family="table-column">
      <style:table-column-properties style:column-width="3.501cm"/>
    </style:style>
    <style:style style:name="Tabela4.G" style:family="table-column">
      <style:table-column-properties style:column-width="2.436cm"/>
    </style:style>
    <style:style style:name="Tabela4.1" style:family="table-row">
      <style:table-row-properties style:keep-together="true" fo:keep-together="auto"/>
    </style:style>
    <style:style style:name="Tabela4.A1" style:family="table-cell">
      <style:table-cell-properties style:vertical-align="middle" fo:padding-left="0.191cm" fo:padding-right="0.191cm" fo:padding-top="0cm" fo:padding-bottom="0cm" fo:border="none" style:writing-mode="lr-tb"/>
    </style:style>
    <style:style style:name="Tabela5" style:family="table">
      <style:table-properties style:width="13.936cm" fo:margin-left="0.751cm" table:align="left" style:writing-mode="lr-tb"/>
    </style:style>
    <style:style style:name="Tabela5.A" style:family="table-column">
      <style:table-column-properties style:column-width="2.75cm"/>
    </style:style>
    <style:style style:name="Tabela5.B" style:family="table-column">
      <style:table-column-properties style:column-width="0.75cm"/>
    </style:style>
    <style:style style:name="Tabela5.C" style:family="table-column">
      <style:table-column-properties style:column-width="3cm"/>
    </style:style>
    <style:style style:name="Tabela5.E" style:family="table-column">
      <style:table-column-properties style:column-width="3.501cm"/>
    </style:style>
    <style:style style:name="Tabela5.G" style:family="table-column">
      <style:table-column-properties style:column-width="2.436cm"/>
    </style:style>
    <style:style style:name="Tabela5.1" style:family="table-row">
      <style:table-row-properties style:keep-together="true" fo:keep-together="auto"/>
    </style:style>
    <style:style style:name="Tabela5.A1" style:family="table-cell">
      <style:table-cell-properties style:vertical-align="middle" fo:padding-left="0.191cm" fo:padding-right="0.191cm" fo:padding-top="0cm" fo:padding-bottom="0cm" fo:border="none" style:writing-mode="lr-tb"/>
    </style:style>
    <style:style style:name="P1" style:family="paragraph" style:parent-style-name="Header">
      <style:paragraph-properties>
        <style:tab-stops>
          <style:tab-stop style:position="7.62cm" style:type="center"/>
          <style:tab-stop style:position="15.24cm" style:type="right"/>
        </style:tab-stops>
      </style:paragraph-properties>
    </style:style>
    <style:style style:name="P2" style:family="paragraph" style:parent-style-name="Footer">
      <style:paragraph-properties>
        <style:tab-stops>
          <style:tab-stop style:position="7.62cm" style:type="center"/>
          <style:tab-stop style:position="15.24cm" style:type="right"/>
        </style:tab-stops>
      </style:paragraph-properties>
    </style:style>
    <style:style style:name="P3" style:family="paragraph" style:parent-style-name="Standard">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4" style:family="paragraph" style:parent-style-name="Standard">
      <style:paragraph-properties fo:margin-top="0.423cm" fo:margin-bottom="0.423cm" fo:text-align="end" style:justify-single-word="false"/>
      <style:text-properties style:font-name="Wingdings" style:font-name-complex="Wingdings"/>
    </style:style>
    <style:style style:name="P5" style:family="paragraph" style:parent-style-name="Contents_20_1">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6" style:family="paragraph" style:parent-style-name="Contents_20_4">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7" style:family="paragraph" style:parent-style-name="Texto_20_Normal">
      <style:paragraph-properties fo:margin-left="0cm" fo:margin-right="0cm" fo:text-align="center" style:justify-single-word="false" fo:text-indent="0cm" style:auto-text-indent="false" fo:padding-left="0cm" fo:padding-right="0cm" fo:padding-top="0.176cm" fo:padding-bottom="0cm" fo:border-left="none" fo:border-right="none" fo:border-top="0.018cm solid #000000" fo:border-bottom="none"/>
      <style:text-properties style:font-name="Arial1" fo:font-size="8pt" style:font-size-asian="8pt" style:font-name-complex="Arial1"/>
    </style:style>
    <style:style style:name="P8" style:family="paragraph" style:parent-style-name="Texto_20_Normal">
      <style:paragraph-properties fo:margin-left="0cm" fo:margin-right="0cm" fo:text-align="center" style:justify-single-word="false" fo:text-indent="0cm" style:auto-text-indent="false"/>
      <style:text-properties style:font-name="Arial1" fo:font-size="8pt" style:font-size-asian="8pt" style:font-name-complex="Arial1"/>
    </style:style>
    <style:style style:name="P9" style:family="paragraph" style:parent-style-name="Texto_20_Normal">
      <style:paragraph-properties fo:margin-left="0cm" fo:margin-right="0cm" fo:text-align="center" style:justify-single-word="false" fo:text-indent="0cm" style:auto-text-indent="false" fo:padding-left="0cm" fo:padding-right="0cm" fo:padding-top="0.176cm" fo:padding-bottom="0.176cm" fo:border-left="none" fo:border-right="none" fo:border-top="0.018cm solid #000000" fo:border-bottom="0.018cm solid #000000"/>
      <style:text-properties style:font-name="Arial1" fo:font-size="8pt" style:font-size-asian="8pt" style:font-name-complex="Arial1"/>
    </style:style>
    <style:style style:name="P10" style:family="paragraph" style:parent-style-name="Texto_20_Normal">
      <style:paragraph-properties fo:margin-left="0cm" fo:margin-right="0cm" fo:margin-top="0.106cm" fo:margin-bottom="0.106cm" fo:text-indent="0cm" style:auto-text-indent="false"/>
    </style:style>
    <style:style style:name="P11" style:family="paragraph" style:parent-style-name="Texto_20_Normal">
      <style:paragraph-properties fo:margin-left="0cm" fo:margin-right="0cm" fo:margin-top="0.106cm" fo:margin-bottom="0.106cm" fo:text-indent="0cm" style:auto-text-indent="false"/>
      <style:text-properties fo:font-size="11pt" style:font-size-asian="11pt" style:font-size-complex="11pt"/>
    </style:style>
    <style:style style:name="P12" style:family="paragraph" style:parent-style-name="Texto_20_Normal">
      <style:paragraph-properties fo:margin-left="0cm" fo:margin-right="0cm" fo:margin-top="5.503cm" fo:margin-bottom="0.106cm" fo:text-align="center" style:justify-single-word="false" fo:text-indent="0cm" style:auto-text-indent="false" fo:padding-left="0cm" fo:padding-right="0cm" fo:padding-top="0.176cm" fo:padding-bottom="0.176cm" fo:border-left="none" fo:border-right="none" fo:border-top="0.018cm solid #000000" fo:border-bottom="0.018cm solid #000000"/>
    </style:style>
    <style:style style:name="P13" style:family="paragraph" style:parent-style-name="Texto_20_Normal">
      <style:paragraph-properties fo:margin-left="1.588cm" fo:margin-right="1.956cm" fo:text-indent="0cm" style:auto-text-indent="false"/>
      <style:text-properties style:font-name="Arial1" fo:font-size="8pt" style:font-size-asian="8pt" style:font-name-complex="Arial1"/>
    </style:style>
    <style:style style:name="P14" style:family="paragraph" style:parent-style-name="Texto_20_Normal">
      <style:paragraph-properties fo:margin-left="2.54cm" fo:margin-right="1.956cm" fo:text-indent="0cm" style:auto-text-indent="false"/>
    </style:style>
    <style:style style:name="P15" style:family="paragraph" style:parent-style-name="Texto_20_Normal">
      <style:paragraph-properties fo:margin-left="0.058cm" fo:margin-right="0cm" fo:margin-top="0.106cm" fo:margin-bottom="0.106cm" fo:text-indent="0cm" style:auto-text-indent="false"/>
    </style:style>
    <style:style style:name="P16" style:family="paragraph" style:parent-style-name="Texto_20_Normal">
      <style:paragraph-properties fo:margin-left="0.058cm" fo:margin-right="0cm" fo:margin-top="0.106cm" fo:margin-bottom="0.106cm" fo:text-indent="0cm" style:auto-text-indent="false"/>
      <style:text-properties fo:font-size="11pt" style:font-size-asian="11pt" style:font-size-complex="11pt"/>
    </style:style>
    <style:style style:name="P17" style:family="paragraph" style:parent-style-name="Contents_20_3">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18" style:family="paragraph" style:parent-style-name="Contents_20_2">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19" style:family="paragraph" style:parent-style-name="Requisito">
      <style:paragraph-properties>
        <style:tab-stops>
          <style:tab-stop style:position="1.016cm"/>
        </style:tab-stops>
      </style:paragraph-properties>
    </style:style>
    <style:style style:name="P20" style:family="paragraph" style:parent-style-name="Texto_20_Normal">
      <style:text-properties fo:font-size="11pt" style:font-size-asian="11pt" style:font-size-complex="11pt"/>
    </style:style>
    <style:style style:name="P21" style:family="paragraph" style:parent-style-name="Texto_20_Normal">
      <style:paragraph-properties fo:text-align="center" style:justify-single-word="false"/>
      <style:text-properties fo:font-size="11pt" style:font-size-asian="11pt" style:font-size-complex="11pt"/>
    </style:style>
    <style:style style:name="P22" style:family="paragraph" style:parent-style-name="Texto_20_Normal">
      <style:text-properties fo:font-size="11pt" style:font-name-asian="Arial1" style:font-size-asian="11pt" style:font-size-complex="11pt"/>
    </style:style>
    <style:style style:name="P23" style:family="paragraph" style:parent-style-name="Título_20_-_20_Item">
      <style:paragraph-properties fo:margin-top="0.212cm" fo:margin-bottom="0cm" fo:padding-left="0cm" fo:padding-right="0cm" fo:padding-top="0.141cm" fo:padding-bottom="0cm" fo:border-left="none" fo:border-right="none" fo:border-top="0.018cm solid #000000" fo:border-bottom="none"/>
      <style:text-properties style:font-name="Arial" fo:font-weight="bold" style:font-weight-asian="bold" style:font-weight-complex="bold"/>
    </style:style>
    <style:style style:name="P24" style:family="paragraph" style:parent-style-name="Versão">
      <style:text-properties style:font-name="Arial" fo:font-size="12pt" style:font-size-asian="12pt" style:font-size-complex="12pt"/>
    </style:style>
    <style:style style:name="P25" style:family="paragraph" style:parent-style-name="Título_20_Capa_20_2">
      <style:paragraph-properties fo:margin-top="10.16cm" fo:margin-bottom="11.077cm" fo:text-align="center" style:justify-single-word="false" fo:orphans="2" fo:widows="2"/>
      <style:text-properties style:font-name="Arial" fo:font-size="28pt" fo:font-weight="bold" style:font-size-asian="28pt" style:font-weight-asian="bold" style:font-size-complex="28pt" style:font-weight-complex="bold"/>
    </style:style>
    <style:style style:name="P26" style:family="paragraph" style:parent-style-name="Item">
      <style:text-properties style:font-name="Arial"/>
    </style:style>
    <style:style style:name="P27" style:family="paragraph" style:parent-style-name="Item">
      <style:text-properties style:font-name="Times New Roman"/>
    </style:style>
    <style:style style:name="P28" style:family="paragraph" style:parent-style-name="Item">
      <style:paragraph-properties fo:margin-left="1.016cm" fo:margin-right="0cm" fo:text-indent="1.259cm" style:auto-text-indent="false"/>
      <style:text-properties style:font-name="Times New Roman" fo:language="pt" fo:country="BR"/>
    </style:style>
    <style:style style:name="P29" style:family="paragraph" style:parent-style-name="Cabeçalho_20_Capa_20_2">
      <style:text-properties style:font-name="Arial" fo:font-size="12pt" fo:font-weight="bold" style:font-size-asian="12pt" style:font-weight-asian="bold" style:font-size-complex="12pt" style:font-weight-complex="bold"/>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paragraph-properties>
        <style:tab-stops>
          <style:tab-stop style:position="1.016cm"/>
        </style:tab-stops>
      </style:paragraph-properties>
    </style:style>
    <style:style style:name="P35" style:family="paragraph" style:parent-style-name="Standard">
      <style:paragraph-properties fo:margin-top="0.423cm" fo:margin-bottom="0.423cm" fo:text-align="end" style:justify-single-word="false"/>
      <style:text-properties style:font-name="Wingdings" style:font-name-complex="Wingdings"/>
    </style:style>
    <style:style style:name="P36" style:family="paragraph" style:parent-style-name="Standard" style:list-style-name="L5">
      <style:paragraph-properties fo:margin-left="0cm" fo:margin-right="0cm" fo:text-indent="0cm" style:auto-text-indent="false"/>
    </style:style>
    <style:style style:name="P37" style:family="paragraph" style:parent-style-name="Heading_20_1">
      <style:paragraph-properties>
        <style:tab-stops>
          <style:tab-stop style:position="0cm"/>
        </style:tab-stops>
      </style:paragraph-properties>
    </style:style>
    <style:style style:name="P38" style:family="paragraph" style:parent-style-name="Heading_20_1" style:master-page-name="Converter_20_3">
      <style:paragraph-properties style:page-number="1">
        <style:tab-stops>
          <style:tab-stop style:position="0cm"/>
        </style:tab-stops>
      </style:paragraph-properties>
    </style:style>
    <style:style style:name="P39" style:family="paragraph" style:parent-style-name="Heading_20_2">
      <style:paragraph-properties>
        <style:tab-stops>
          <style:tab-stop style:position="0cm"/>
        </style:tab-stops>
      </style:paragraph-properties>
      <style:text-properties style:font-name="Arial" fo:font-size="14pt" fo:font-weight="bold" style:font-size-asian="14pt" style:font-weight-asian="bold" style:font-size-complex="14pt" style:font-weight-complex="bold"/>
    </style:style>
    <style:style style:name="P40" style:family="paragraph" style:parent-style-name="Heading_20_2">
      <style:paragraph-properties>
        <style:tab-stops>
          <style:tab-stop style:position="0cm"/>
        </style:tab-stops>
      </style:paragraph-properties>
    </style:style>
    <style:style style:name="P41" style:family="paragraph" style:parent-style-name="Heading_20_2">
      <style:paragraph-properties>
        <style:tab-stops>
          <style:tab-stop style:position="0cm"/>
        </style:tab-stops>
      </style:paragraph-properties>
      <style:text-properties style:font-name-asian="Arial1"/>
    </style:style>
    <style:style style:name="P42" style:family="paragraph" style:parent-style-name="Heading_20_2">
      <style:paragraph-properties fo:margin-top="0.635cm" fo:margin-bottom="0.847cm" fo:text-align="end" style:justify-single-word="false">
        <style:tab-stops>
          <style:tab-stop style:position="0cm"/>
        </style:tab-stops>
      </style:paragraph-properties>
      <style:text-properties style:font-name-asian="Arial1"/>
    </style:style>
    <style:style style:name="P43" style:family="paragraph" style:parent-style-name="Heading_20_3">
      <style:paragraph-properties>
        <style:tab-stops>
          <style:tab-stop style:position="1.016cm"/>
        </style:tab-stops>
      </style:paragraph-properties>
      <style:text-properties fo:font-size="11pt" style:font-size-asian="11pt" style:font-size-complex="11pt"/>
    </style:style>
    <style:style style:name="P44" style:family="paragraph" style:parent-style-name="Heading_20_3">
      <style:paragraph-properties>
        <style:tab-stops>
          <style:tab-stop style:position="1.016cm"/>
        </style:tab-stops>
      </style:paragraph-properties>
      <style:text-properties style:font-name="Arial" fo:font-size="12pt" fo:font-weight="bold" style:font-size-asian="12pt" style:font-weight-asian="bold" style:font-size-complex="12pt" style:font-weight-complex="bold"/>
    </style:style>
    <style:style style:name="P45" style:family="paragraph" style:parent-style-name="Heading_20_3">
      <style:paragraph-properties>
        <style:tab-stops>
          <style:tab-stop style:position="1.016cm"/>
        </style:tab-stops>
      </style:paragraph-properties>
    </style:style>
    <style:style style:name="P46" style:family="paragraph" style:parent-style-name="Texto_20_Normal" style:master-page-name="Converter_20_4">
      <style:paragraph-properties fo:margin-top="0cm" fo:margin-bottom="0cm" fo:text-align="end" style:justify-single-word="false" style:page-number="1"/>
    </style:style>
    <style:style style:name="P47" style:family="paragraph" style:parent-style-name="Texto_20_Normal" style:master-page-name="Converter_20_5">
      <style:paragraph-properties fo:margin-top="0cm" fo:margin-bottom="0cm" fo:text-align="end" style:justify-single-word="false" style:page-number="1"/>
    </style:style>
    <style:style style:name="P48" style:family="paragraph" style:parent-style-name="Texto_20_Normal" style:master-page-name="Converter_20_7">
      <style:paragraph-properties fo:margin-top="0cm" fo:margin-bottom="0cm" fo:text-align="end" style:justify-single-word="false" style:page-number="1"/>
    </style:style>
    <style:style style:name="P49" style:family="paragraph" style:parent-style-name="Texto_20_Normal" style:master-page-name="Converter_20_6">
      <style:paragraph-properties fo:margin-left="0cm" fo:margin-right="0cm" fo:margin-top="0cm" fo:margin-bottom="0cm" fo:text-align="end" style:justify-single-word="false" fo:text-indent="0cm" style:auto-text-indent="false" style:page-number="1"/>
    </style:style>
    <style:style style:name="P50" style:family="paragraph" style:parent-style-name="Texto_20_Normal">
      <style:paragraph-properties fo:margin-left="0cm" fo:margin-right="0cm" fo:margin-top="0.106cm" fo:margin-bottom="0.106cm" fo:text-indent="0cm" style:auto-text-indent="false"/>
      <style:text-properties fo:font-size="11pt" style:font-size-asian="11pt" style:font-size-complex="11pt"/>
    </style:style>
    <style:style style:name="P51" style:family="paragraph" style:parent-style-name="Texto_20_Normal">
      <style:paragraph-properties fo:margin-left="0cm" fo:margin-right="0cm" fo:text-indent="0cm" style:auto-text-indent="false"/>
    </style:style>
    <style:style style:name="P52" style:family="paragraph" style:parent-style-name="Texto_20_Normal">
      <style:text-properties fo:font-size="11pt" style:font-size-asian="11pt" style:font-size-complex="11pt"/>
    </style:style>
    <style:style style:name="P53" style:family="paragraph" style:parent-style-name="Texto_20_Normal">
      <style:paragraph-properties fo:margin-left="0.058cm" fo:margin-right="0cm" fo:margin-top="0.106cm" fo:margin-bottom="0.106cm" fo:text-indent="0cm" style:auto-text-indent="false"/>
      <style:text-properties fo:font-size="11pt" style:font-size-asian="11pt" style:font-size-complex="11pt"/>
    </style:style>
    <style:style style:name="P54" style:family="paragraph" style:parent-style-name="Sumário_20_-_20_Capítulo" style:master-page-name="Converter_20_1">
      <style:paragraph-properties style:page-number="1"/>
    </style:style>
    <style:style style:name="P55" style:family="paragraph" style:parent-style-name="Sumário_20_-_20_Capítulo" style:master-page-name="Converter_20_2">
      <style:paragraph-properties fo:margin-left="0cm" fo:margin-right="-0.753cm" fo:text-indent="0cm" style:auto-text-indent="false" style:page-number="auto"/>
    </style:style>
    <style:style style:name="P56" style:family="paragraph" style:parent-style-name="Requisito">
      <style:paragraph-properties>
        <style:tab-stops>
          <style:tab-stop style:position="1.016cm"/>
        </style:tab-stops>
      </style:paragraph-properties>
    </style:style>
    <style:style style:name="P57" style:family="paragraph" style:parent-style-name="Com_20_marcadores1">
      <style:paragraph-properties>
        <style:tab-stops>
          <style:tab-stop style:position="0.635cm"/>
          <style:tab-stop style:position="1cm"/>
        </style:tab-stops>
      </style:paragraph-properties>
      <style:text-properties fo:font-size="11pt" style:font-size-asian="11pt" style:font-size-complex="11pt"/>
    </style:style>
    <style:style style:name="P58" style:family="paragraph" style:parent-style-name="Cabeçalho_20_Capa_20_1" style:master-page-name="Standard">
      <style:paragraph-properties style:page-number="auto"/>
      <style:text-properties style:font-name="Arial" fo:font-size="12pt" fo:font-weight="bold" style:font-size-asian="12pt" style:font-weight-asian="bold" style:font-size-complex="12pt" style:font-weight-complex="bold"/>
    </style:style>
    <style:style style:name="P59" style:family="paragraph" style:parent-style-name="Numerada1">
      <style:paragraph-properties>
        <style:tab-stops>
          <style:tab-stop style:position="0.499cm"/>
        </style:tab-stops>
      </style:paragraph-properties>
      <style:text-properties fo:font-size="11pt" style:font-size-asian="11pt" style:font-size-complex="11pt"/>
    </style:style>
    <style:style style:name="T1" style:family="text">
      <style:text-properties fo:language="pt" fo:country="BR"/>
    </style:style>
    <style:style style:name="T2" style:family="text">
      <style:text-properties style:font-name="Arial1" fo:font-size="8pt" style:font-size-asian="8pt" style:font-name-complex="Arial1"/>
    </style:style>
    <style:style style:name="T3" style:family="text">
      <style:text-properties style:font-name="Arial1" fo:font-size="8pt" fo:language="pt" fo:country="BR" style:font-size-asian="8pt" style:font-name-complex="Arial1"/>
    </style:style>
    <style:style style:name="T4" style:family="text">
      <style:text-properties style:font-name="Arial1" fo:font-size="12pt" fo:font-weight="bold" style:font-size-asian="12pt" style:font-weight-asian="bold" style:font-name-complex="Arial1"/>
    </style:style>
    <style:style style:name="T5" style:family="text">
      <style:text-properties style:font-name="Arial1" fo:font-size="12pt" fo:language="pt" fo:country="BR" fo:font-weight="bold" style:font-size-asian="12pt" style:font-weight-asian="bold" style:font-name-complex="Arial1"/>
    </style:style>
    <style:style style:name="T6" style:family="text">
      <style:text-properties fo:font-variant="normal" fo:text-transform="none" fo:color="#000000" fo:letter-spacing="normal" fo:font-style="normal" fo:background-color="#ffffff" style:font-style-asian="normal"/>
    </style:style>
    <style:style style:name="T7" style:family="text">
      <style:text-properties fo:font-variant="normal" fo:text-transform="none" fo:color="#000000" fo:letter-spacing="normal" fo:language="pt" fo:country="BR" fo:font-style="normal" fo:background-color="#ffffff" style:font-style-asian="normal"/>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11" style:family="text">
      <style:text-properties fo:font-weight="normal" style:font-weight-asian="normal"/>
    </style:style>
    <style:style style:name="T12" style:family="text">
      <style:text-properties fo:font-weight="bold" style:font-weight-asian="bold"/>
    </style:style>
    <style:style style:name="T13" style:family="text">
      <style:text-properties style:font-name-asian="Arial1"/>
    </style:style>
    <style:style style:name="T14" style:family="text">
      <style:text-properties style:font-name="Wingdings" style:font-name-complex="Wingdings"/>
    </style:style>
    <style:style style:name="T15" style:family="text">
      <style:text-properties fo:font-size="11pt" style:font-size-asian="11pt" style:font-size-complex="11pt"/>
    </style:style>
    <style:style style:name="T16" style:family="text">
      <style:text-properties style:font-name="Arial" fo:font-weight="bold" style:font-name-asian="Arial1" style:font-weight-asian="bold" style:font-weight-complex="bold"/>
    </style:style>
    <style:style style:name="T17" style:family="text">
      <style:text-properties style:font-name="Arial" fo:font-size="12pt" fo:font-weight="bold" style:font-size-asian="12pt" style:font-weight-asian="bold" style:font-size-complex="12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UFERSA</text:p>
      <text:p text:style-name="P29"/>
      <text:p text:style-name="Standard"><draw:frame draw:style-name="fr1" draw:name="Quadro1" text:anchor-type="char" svg:x="0.053cm" svg:y="2cm" svg:width="15.924cm" svg:height="25.654cm" draw:z-index="0"><draw:text-box><text:p text:style-name="P25">Documento de Requisitos<text:line-break/><text:span text:style-name="T8">Agenda Pessoal de Tarefas</text:span></text:p><text:p text:style-name="P24">Versão 1.0 - Setembro de 2016</text:p></draw:text-box></draw:frame></text:p>
      <text:p text:style-name="P54">Ficha Técnica</text:p>
      <text:p text:style-name="P23">Equipe Responsável pela Elaboração</text:p>
      <text:p text:style-name="P27"><text:span text:style-name="T1">Jerffeson Gomes</text:span><text:tab/>&lt;divisão-região&gt;</text:p>
      <text:p text:style-name="P27"><text:span text:style-name="T1">Rodolfo Medeiros</text:span><text:tab/>&lt;divisão-região&gt;</text:p>
      <text:p text:style-name="P26"/>
      <text:p text:style-name="P23">Público Alvo</text:p>
      <text:p text:style-name="P27">Este manual destina-se a<text:span text:style-name="T1">os:</text:span></text:p>
      <text:p text:style-name="P28">Clientes do Sistema;</text:p>
      <text:p text:style-name="P28">Gerente de Projeto;</text:p>
      <text:p text:style-name="P28">Engenheiros de Sistema e Teste;</text:p>
      <text:p text:style-name="P12"><text:span text:style-name="T2">Versão </text:span><text:span text:style-name="T3">1</text:span><text:span text:style-name="T2">.</text:span><text:span text:style-name="T3">0</text:span><text:span text:style-name="T2"> - </text:span><text:span text:style-name="T3">Mossoró</text:span><text:span text:style-name="T2">, </text:span><text:span text:style-name="T3">Setembro</text:span><text:span text:style-name="T2"> de </text:span><text:span text:style-name="T3">2016</text:span></text:p>
      <text:p text:style-name="P13">Ou para o seguinte endereço eletrônico:</text:p>
      <text:p text:style-name="P14"><text:span text:style-name="T3">jerffesongd@gmail.com; </text:span><text:span text:style-name="Emphasis"><text:span text:style-name="T6">rodolfofelipe15@gmail.com</text:span></text:span></text:p>
      <text:p text:style-name="P14"><text:span text:style-name="Emphasis"><text:span text:style-name="T7"/></text:span></text:p>
      <text:p text:style-name="P13">Recomendamos que o assunto seja identificado com o título desta obra. Alertamos ainda para a importância de se identificar o endereço e o nome completos do remetente para que seja possível o envio de respostas.</text:p>
      <text:p text:style-name="P7"/>
      <text:p text:style-name="P8">Windows e Microsof Word são marcas registradas da Microsoft Corporation</text:p>
      <text:p text:style-name="P9"/>
      <text:p text:style-name="P55">Sumário</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_20__28_user_29_"/>
            <text:index-entry-page-number/>
            <text:index-entry-link-end/>
            <text:index-entry-tab-stop style:type="left" style:position="12.508cm" style:leader-char="." style:with-tab="false"/>
          </text:table-of-content-entry-template>
          <text:index-source-styles text:outline-level="3">
            <text:index-source-style text:style-name="Requisito"/>
          </text:index-source-styles>
        </text:table-of-content-source>
        <text:index-body>
          <text:section text:style-name="Sect2" text:name="Seção1">
            <text:p text:style-name="P5"><text:a xlink:type="simple" xlink:href="#__RefHeading__1204_762665155" text:style-name="Index_20_Link_20__28_user_29_" text:visited-style-name="Index_20_Link_20__28_user_29_"><text:span text:style-name="Index_20_Link_20__28_user_29_">Introdução<text:tab/>1</text:span></text:a></text:p>
            <text:p text:style-name="P18"><text:a xlink:type="simple" xlink:href="#__RefHeading__1206_762665155" text:style-name="Index_20_Link_20__28_user_29_" text:visited-style-name="Index_20_Link_20__28_user_29_"><text:span text:style-name="Index_20_Link_20__28_user_29_">Visão geral deste documento<text:tab/>1</text:span></text:a></text:p>
            <text:p text:style-name="P18"><text:a xlink:type="simple" xlink:href="#__RefHeading__1208_762665155" text:style-name="Index_20_Link_20__28_user_29_" text:visited-style-name="Index_20_Link_20__28_user_29_"><text:span text:style-name="Index_20_Link_20__28_user_29_">Convenções, termos e abreviações<text:tab/>1</text:span></text:a></text:p>
            <text:p text:style-name="P17"><text:a xlink:type="simple" xlink:href="#__RefHeading__1210_762665155" text:style-name="Index_20_Link_20__28_user_29_" text:visited-style-name="Index_20_Link_20__28_user_29_"><text:span text:style-name="Index_20_Link_20__28_user_29_">.1 Identificação dos Requisitos <text:tab/>1</text:span></text:a></text:p>
            <text:p text:style-name="P17"><text:a xlink:type="simple" xlink:href="#__RefHeading__1212_762665155" text:style-name="Index_20_Link_20__28_user_29_" text:visited-style-name="Index_20_Link_20__28_user_29_"><text:span text:style-name="Index_20_Link_20__28_user_29_">.2 Prioridades dos Requisitos<text:tab/>2</text:span></text:a></text:p>
            <text:p text:style-name="P18"><text:a xlink:type="simple" xlink:href="#__RefHeading__1214_762665155" text:style-name="Index_20_Link_20__28_user_29_" text:visited-style-name="Index_20_Link_20__28_user_29_"><text:span text:style-name="Index_20_Link_20__28_user_29_">Referências<text:tab/>2</text:span></text:a></text:p>
            <text:p text:style-name="P5"><text:a xlink:type="simple" xlink:href="#__RefHeading__1216_762665155" text:style-name="Index_20_Link_20__28_user_29_" text:visited-style-name="Index_20_Link_20__28_user_29_"><text:span text:style-name="Index_20_Link_20__28_user_29_">Descrição geral do sistema<text:tab/>1</text:span></text:a></text:p>
            <text:p text:style-name="P18"><text:a xlink:type="simple" xlink:href="#__RefHeading__1218_762665155" text:style-name="Index_20_Link_20__28_user_29_" text:visited-style-name="Index_20_Link_20__28_user_29_"><text:span text:style-name="Index_20_Link_20__28_user_29_">Abrangência e sistemas relacionados<text:tab/>1</text:span></text:a></text:p>
            <text:p text:style-name="P18"><text:a xlink:type="simple" xlink:href="#__RefHeading__1220_762665155" text:style-name="Index_20_Link_20__28_user_29_" text:visited-style-name="Index_20_Link_20__28_user_29_"><text:span text:style-name="Index_20_Link_20__28_user_29_">Descrição dos usuários<text:tab/>1</text:span></text:a></text:p>
            <text:p text:style-name="P17"><text:a xlink:type="simple" xlink:href="#__RefHeading__1222_762665155" text:style-name="Index_20_Link_20__28_user_29_" text:visited-style-name="Index_20_Link_20__28_user_29_"><text:span text:style-name="Index_20_Link_20__28_user_29_">.1 &lt;Opcional&gt; &lt;Nome de um tipo específico de usuário&gt;<text:tab/>1</text:span></text:a></text:p>
            <text:p text:style-name="P17"><text:a xlink:type="simple" xlink:href="#__RefHeading__1224_762665155" text:style-name="Index_20_Link_20__28_user_29_" text:visited-style-name="Index_20_Link_20__28_user_29_"><text:span text:style-name="Index_20_Link_20__28_user_29_">.2 &lt;Opcional&gt; &lt;Nome de outro tipo específico de usuário &gt;<text:tab/>1</text:span></text:a></text:p>
            <text:p text:style-name="P17"><text:a xlink:type="simple" xlink:href="#__RefHeading__1226_762665155" text:style-name="Index_20_Link_20__28_user_29_" text:visited-style-name="Index_20_Link_20__28_user_29_"><text:span text:style-name="Index_20_Link_20__28_user_29_">.3 …<text:tab/>2</text:span></text:a></text:p>
            <text:p text:style-name="P5"><text:a xlink:type="simple" xlink:href="#__RefHeading__1228_762665155" text:style-name="Index_20_Link_20__28_user_29_" text:visited-style-name="Index_20_Link_20__28_user_29_"><text:span text:style-name="Index_20_Link_20__28_user_29_">Requisitos funcionais (casos de uso)<text:tab/>1</text:span></text:a></text:p>
            <text:p text:style-name="P18"><text:a xlink:type="simple" xlink:href="#__RefHeading__1230_762665155" text:style-name="Index_20_Link_20__28_user_29_" text:visited-style-name="Index_20_Link_20__28_user_29_"><text:span text:style-name="Index_20_Link_20__28_user_29_">&lt;Nome de subseção para agrupar casos de uso correlacionados&gt;<text:tab/>1</text:span></text:a></text:p>
            <text:p text:style-name="P17"><text:a xlink:type="simple" xlink:href="#__RefHeading__1232_762665155" text:style-name="Index_20_Link_20__28_user_29_" text:visited-style-name="Index_20_Link_20__28_user_29_"><text:span text:style-name="Index_20_Link_20__28_user_29_"><text:s text:c="2"/>[RF001] &lt;Nome do caso de uso&gt;<text:tab/>1</text:span></text:a></text:p>
            <text:p text:style-name="P6"><text:a xlink:type="simple" xlink:href="#__RefHeading__1234_762665155" text:style-name="Index_20_Link_20__28_user_29_" text:visited-style-name="Index_20_Link_20__28_user_29_"><text:span text:style-name="Index_20_Link_20__28_user_29_"><text:s/>Fluxo de eventos principal<text:tab/>1</text:span></text:a></text:p>
            <text:p text:style-name="P6"><text:a xlink:type="simple" xlink:href="#__RefHeading__1236_762665155" text:style-name="Index_20_Link_20__28_user_29_" text:visited-style-name="Index_20_Link_20__28_user_29_"><text:span text:style-name="Index_20_Link_20__28_user_29_"><text:s/>&lt;Opcional&gt; Fluxos secundários (alternativos e de exceção)<text:tab/>2</text:span></text:a></text:p>
            <text:p text:style-name="P17"><text:a xlink:type="simple" xlink:href="#__RefHeading__1238_762665155" text:style-name="Index_20_Link_20__28_user_29_" text:visited-style-name="Index_20_Link_20__28_user_29_"><text:span text:style-name="Index_20_Link_20__28_user_29_"><text:s text:c="2"/>[RF…] &lt;Nome de outro caso de uso&gt;<text:tab/>2</text:span></text:a></text:p>
            <text:p text:style-name="P18"><text:a xlink:type="simple" xlink:href="#__RefHeading__1240_762665155" text:style-name="Index_20_Link_20__28_user_29_" text:visited-style-name="Index_20_Link_20__28_user_29_"><text:span text:style-name="Index_20_Link_20__28_user_29_">&lt;Nome de outra subseção para agrupar outros casos de uso correlacionados&gt;<text:tab/>2</text:span></text:a></text:p>
            <text:p text:style-name="P18"><text:a xlink:type="simple" xlink:href="#__RefHeading__1242_762665155" text:style-name="Index_20_Link_20__28_user_29_" text:visited-style-name="Index_20_Link_20__28_user_29_"><text:span text:style-name="Index_20_Link_20__28_user_29_">…<text:tab/>2</text:span></text:a></text:p>
            <text:p text:style-name="P5"><text:a xlink:type="simple" xlink:href="#__RefHeading__1244_762665155" text:style-name="Index_20_Link_20__28_user_29_" text:visited-style-name="Index_20_Link_20__28_user_29_"><text:span text:style-name="Index_20_Link_20__28_user_29_">Requisitos não funcionais<text:tab/>1</text:span></text:a></text:p>
            <text:p text:style-name="P18"><text:a xlink:type="simple" xlink:href="#__RefHeading__1246_762665155" text:style-name="Index_20_Link_20__28_user_29_" text:visited-style-name="Index_20_Link_20__28_user_29_"><text:span text:style-name="Index_20_Link_20__28_user_29_">Usabilidade<text:tab/>1</text:span></text:a></text:p>
            <text:p text:style-name="P17"><text:a xlink:type="simple" xlink:href="#__RefHeading__1248_762665155" text:style-name="Index_20_Link_20__28_user_29_" text:visited-style-name="Index_20_Link_20__28_user_29_"><text:span text:style-name="Index_20_Link_20__28_user_29_"><text:s/>[NF001] &lt;Nome do requisito&gt;<text:tab/>1</text:span></text:a></text:p>
            <text:p text:style-name="P17"><text:a xlink:type="simple" xlink:href="#__RefHeading__1250_762665155" text:style-name="Index_20_Link_20__28_user_29_" text:visited-style-name="Index_20_Link_20__28_user_29_"><text:span text:style-name="Index_20_Link_20__28_user_29_"><text:s text:c="2"/>[NF…] &lt;Nome do requisito&gt;<text:tab/>1</text:span></text:a></text:p>
            <text:p text:style-name="P18"><text:a xlink:type="simple" xlink:href="#__RefHeading__1252_762665155" text:style-name="Index_20_Link_20__28_user_29_" text:visited-style-name="Index_20_Link_20__28_user_29_"><text:span text:style-name="Index_20_Link_20__28_user_29_">Confiabilidade<text:tab/>1</text:span></text:a></text:p>
            <text:p text:style-name="P17"><text:a xlink:type="simple" xlink:href="#__RefHeading__1254_762665155" text:style-name="Index_20_Link_20__28_user_29_" text:visited-style-name="Index_20_Link_20__28_user_29_"><text:span text:style-name="Index_20_Link_20__28_user_29_"><text:s/>[NF…] &lt;Nome do requisito&gt;<text:tab/>1</text:span></text:a></text:p>
            <text:p text:style-name="P18"><text:a xlink:type="simple" xlink:href="#__RefHeading__1256_762665155" text:style-name="Index_20_Link_20__28_user_29_" text:visited-style-name="Index_20_Link_20__28_user_29_"><text:span text:style-name="Index_20_Link_20__28_user_29_">Desempenho<text:tab/>2</text:span></text:a></text:p>
            <text:p text:style-name="P17"><text:a xlink:type="simple" xlink:href="#__RefHeading__1258_762665155" text:style-name="Index_20_Link_20__28_user_29_" text:visited-style-name="Index_20_Link_20__28_user_29_"><text:span text:style-name="Index_20_Link_20__28_user_29_"><text:s/>[NF…] &lt;Nome do requisito&gt;<text:tab/>2</text:span></text:a></text:p>
            <text:p text:style-name="P18"><text:a xlink:type="simple" xlink:href="#__RefHeading__1260_762665155" text:style-name="Index_20_Link_20__28_user_29_" text:visited-style-name="Index_20_Link_20__28_user_29_"><text:span text:style-name="Index_20_Link_20__28_user_29_">Segurança<text:tab/>2</text:span></text:a></text:p>
            <text:p text:style-name="P17"><text:a xlink:type="simple" xlink:href="#__RefHeading__1262_762665155" text:style-name="Index_20_Link_20__28_user_29_" text:visited-style-name="Index_20_Link_20__28_user_29_"><text:span text:style-name="Index_20_Link_20__28_user_29_"><text:s/>[NF…] &lt;Nome do requisito&gt;<text:tab/>2</text:span></text:a></text:p>
            <text:p text:style-name="P18"><text:a xlink:type="simple" xlink:href="#__RefHeading__1264_762665155" text:style-name="Index_20_Link_20__28_user_29_" text:visited-style-name="Index_20_Link_20__28_user_29_"><text:span text:style-name="Index_20_Link_20__28_user_29_">Distribuição<text:tab/>2</text:span></text:a></text:p>
            <text:p text:style-name="P17"><text:soft-page-break/><text:a xlink:type="simple" xlink:href="#__RefHeading__1266_762665155" text:style-name="Index_20_Link_20__28_user_29_" text:visited-style-name="Index_20_Link_20__28_user_29_"><text:span text:style-name="Index_20_Link_20__28_user_29_"><text:s/>[NF…] &lt;Nome do requisito&gt;<text:tab/>2</text:span></text:a></text:p>
            <text:p text:style-name="P18"><text:a xlink:type="simple" xlink:href="#__RefHeading__1268_762665155" text:style-name="Index_20_Link_20__28_user_29_" text:visited-style-name="Index_20_Link_20__28_user_29_"><text:span text:style-name="Index_20_Link_20__28_user_29_">Padrões<text:tab/>2</text:span></text:a></text:p>
            <text:p text:style-name="P17"><text:a xlink:type="simple" xlink:href="#__RefHeading__1270_762665155" text:style-name="Index_20_Link_20__28_user_29_" text:visited-style-name="Index_20_Link_20__28_user_29_"><text:span text:style-name="Index_20_Link_20__28_user_29_"><text:s/>[NF…] &lt;Nome do requisito&gt;<text:tab/>2</text:span></text:a></text:p>
            <text:p text:style-name="P18"><text:a xlink:type="simple" xlink:href="#__RefHeading__1272_762665155" text:style-name="Index_20_Link_20__28_user_29_" text:visited-style-name="Index_20_Link_20__28_user_29_"><text:span text:style-name="Index_20_Link_20__28_user_29_">Hardware e software<text:tab/>2</text:span></text:a></text:p>
            <text:p text:style-name="P17"><text:a xlink:type="simple" xlink:href="#__RefHeading__1274_762665155" text:style-name="Index_20_Link_20__28_user_29_" text:visited-style-name="Index_20_Link_20__28_user_29_"><text:span text:style-name="Index_20_Link_20__28_user_29_"><text:s/>[NF…] &lt;Nome do requisito&gt;<text:tab/>2</text:span></text:a></text:p>
            <text:p text:style-name="P5"><text:a xlink:type="simple" xlink:href="#__RefHeading__1276_762665155" text:style-name="Index_20_Link_20__28_user_29_" text:visited-style-name="Index_20_Link_20__28_user_29_"><text:span text:style-name="Index_20_Link_20__28_user_29_">&lt;Opcional&gt; Descrição da interface com o usuário<text:tab/>1</text:span></text:a></text:p>
            <text:p text:style-name="P18"><text:a xlink:type="simple" xlink:href="#__RefHeading__1278_762665155" text:style-name="Index_20_Link_20__28_user_29_" text:visited-style-name="Index_20_Link_20__28_user_29_"><text:span text:style-name="Index_20_Link_20__28_user_29_">&lt;Identificador de uma interface&gt;<text:tab/>1</text:span></text:a></text:p>
            <text:p text:style-name="P17"><text:a xlink:type="simple" xlink:href="#__RefHeading__1280_762665155" text:style-name="Index_20_Link_20__28_user_29_" text:visited-style-name="Index_20_Link_20__28_user_29_"><text:span text:style-name="Index_20_Link_20__28_user_29_">.1 &lt;Opcional&gt; Críticas da interface<text:tab/>1</text:span></text:a></text:p>
            <text:p text:style-name="P18"><text:a xlink:type="simple" xlink:href="#__RefHeading__1282_762665155" text:style-name="Index_20_Link_20__28_user_29_" text:visited-style-name="Index_20_Link_20__28_user_29_"><text:span text:style-name="Index_20_Link_20__28_user_29_">&lt;Identificador de outra interface&gt;<text:tab/>1</text:span></text:a></text:p>
            <text:p text:style-name="P18"><text:a xlink:type="simple" xlink:href="#__RefHeading__1284_762665155" text:style-name="Index_20_Link_20__28_user_29_" text:visited-style-name="Index_20_Link_20__28_user_29_"><text:span text:style-name="Index_20_Link_20__28_user_29_">…<text:tab/>1</text:span></text:a></text:p>
          </text:section>
        </text:index-body>
      </text:table-of-content>
      <text:section text:style-name="Sect3" text:name="Seção2">
        <text:p text:style-name="P3"/>
      </text:section>
      <text:h text:style-name="P38" text:outline-level="1"><text:bookmark-start text:name="__RefHeading__1204_762665155"/>Introdução<text:bookmark-end text:name="__RefHeading__1204_762665155"/></text:h>
      <text:p text:style-name="P20">Este documento especifica o sistema <text:span text:style-name="T9">Agenda Pessoal de Tarefas</text:span>, fornecendo aos desenvolvedores as informações necessárias para o projeto e implementação, assim como para a realização dos testes e homologação do sistema.</text:p>
      <text:h text:style-name="P39" text:outline-level="2"><text:bookmark-start text:name="__RefHeading__1206_762665155"/>Visão geral deste documento<text:bookmark-end text:name="__RefHeading__1206_762665155"/></text:h>
      <text:p text:style-name="P20">Esta introdução fornece as informações necessárias para fazer um bom uso deste documento, explicitando seus objetivos e as convenções que foram adotadas no texto, além de conter uma lista de referências para outros documentos relacionados. As demais seções apresentam a especificação do sistema <text:span text:style-name="T9">Agenda Pessoal de Tarefas</text:span> e estão organizadas como descrito abaixo.</text:p>
      <text:list xml:id="list3822012451270106153" text:style-name="WW8Num2">
        <text:list-item>
          <text:p text:style-name="P57">Seção 2<text:span text:style-name="T11"> – Descrição geral do sistema: apresenta uma visão geral do sistema, caracterizando qual é o seu escopo e descrevendo seus usuários.</text:span></text:p>
        </text:list-item>
        <text:list-item>
          <text:p text:style-name="P57">Seção 3<text:span text:style-name="T11"> – Requisitos funcionais (casos de uso): especifica todos os requisitos funcionais do sistema, descrevendo os fluxos de eventos, prioridades, atores, entradas e saídas de cada caso de uso a ser implementado.</text:span></text:p>
        </text:list-item>
        <text:list-item>
          <text:p text:style-name="P57">Seção 4<text:span text:style-name="T11"> – Requisitos não funcionais:</text:span> <text:span text:style-name="T11">especifica todos os requisitos não funcionais do sistema, divididos em requisitos de usabilidade, confiabilidade, desempenho, segurança, distribuição, adequação a padrões e requisitos de hardware e software.</text:span></text:p>
        </text:list-item>
        <text:list-item>
          <text:p text:style-name="P57">Seção 5<text:span text:style-name="T11"> – Descrição da interface com o usuário:</text:span> <text:span text:style-name="T11">apresenta desenhos, figuras ou rascunhos de telas do sistema.</text:span></text:p>
        </text:list-item>
      </text:list>
      <text:h text:style-name="P39" text:outline-level="2"><text:bookmark-start text:name="__RefHeading__1208_762665155"/>Convenções, termos e abreviações<text:bookmark-end text:name="__RefHeading__1208_762665155"/></text:h>
      <text:p text:style-name="P20">A correta interpretação deste documento exige o conhecimento de algumas convenções e termos específicos, que são descritos a seguir.</text:p>
      <text:h text:style-name="P43" text:outline-level="3"><text:bookmark-start text:name="__RefHeading__1210_762665155"/>Identificação dos Requisitos <text:bookmark-end text:name="__RefHeading__1210_762665155"/></text:h>
      <text:p text:style-name="P20">Por convenção, a referência a requisitos é feita através do nome da subseção onde eles estão descritos, seguido do identificador do requisito, de acordo com o esquema abaixo:</text:p>
      <text:p text:style-name="P21">[nome da subseção.identificador do requisito]</text:p>
      <text:p text:style-name="P20">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43" text:outline-level="3"><text:bookmark-start text:name="__RefHeading__1212_762665155"/>Prioridades dos Requisitos<text:bookmark-end text:name="__RefHeading__1212_762665155"/></text:h>
      <text:p text:style-name="P20">Para estabelecer a prioridade dos requisitos foram adotadas as denominações “essencial”, “importante” e “desejável”. </text:p>
      <text:list xml:id="list36664159" text:continue-numbering="true" text:style-name="WW8Num2">
        <text:list-item>
          <text:p text:style-name="P57">Essencial <text:span text:style-name="T11">é o requisito sem o qual o sistema não entra em funcionamento. Requisitos essenciais são requisitos imprescindíveis, que têm que ser implementados impreterivelmente.</text:span></text:p>
        </text:list-item>
        <text:list-item>
          <text:p text:style-name="P57">Importante <text:span text:style-name="T11">é o requisito sem o qual o sistema entra em funcionamento, mas de forma não satisfatória. Requisitos importantes devem ser implementados, mas, se não forem, o sistema poderá ser implantado e usado mesmo assim.</text:span></text:p>
        </text:list-item>
        <text:list-item>
          <text:p text:style-name="P57"><text:soft-page-break/>Desejável<text:span text:style-name="T11">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span></text:p>
        </text:list-item>
      </text:list>
      <text:h text:style-name="P39" text:outline-level="2"><text:bookmark-start text:name="_Ref471394537"/><text:bookmark-start text:name="__RefHeading__1214_762665155"/>Referências<text:bookmark-end text:name="_Ref471394537"/><text:bookmark-end text:name="__RefHeading__1214_762665155"/></text:h>
      <text:p text:style-name="P20"/>
      <text:p text:style-name="P20">Documentos relacionados ao <text:span text:style-name="T9">Agenda Pessoal de Tarefas</text:span> e/ou mencionados nas seções a seguir:</text:p>
      <text:list xml:id="list2053129446069435604" text:style-name="WW8Num3">
        <text:list-item>
          <text:p text:style-name="P59">Título; Número (se aplicável); Data; Instituição, divisão ou equipe responsável pelo documento; Link para o documento (se aplicável);</text:p>
        </text:list-item>
        <text:list-item>
          <text:p text:style-name="P59">Título; Número (se aplicável); Data; Instituição, divisão ou equipe responsável pelo documento; Link para o documento (se aplicável);</text:p>
        </text:list-item>
        <text:list-item>
          <text:p text:style-name="P59">…</text:p>
        </text:list-item>
      </text:list>
      <text:p text:style-name="P46"><text:span text:style-name="T4">Capítulo</text:span><text:span text:style-name="T5"> 1</text:span></text:p>
      <text:h text:style-name="P37" text:outline-level="1"><text:bookmark-start text:name="__RefHeading__1216_762665155"/>Descrição geral do sistema<text:bookmark-end text:name="__RefHeading__1216_762665155"/></text:h>
      <text:p text:style-name="Texto_20_Normal"><text:span text:style-name="T15">Este sistema tem por objetivo dar suporte ao usuário na gestão de suas atividades diarias, armazenando registros contendo campos como nome, </text:span><text:span text:style-name="T10">prazo de realização, data e horário e grupo da atividade.</text:span></text:p>
      <text:p text:style-name="Texto_20_Normal"/>
      <text:h text:style-name="P39" text:outline-level="2"><text:bookmark-start text:name="__RefHeading__1218_762665155"/>Abrangência e sistemas relacionados<text:bookmark-end text:name="__RefHeading__1218_762665155"/></text:h>
      <text:p text:style-name="P20"/>
      <text:p text:style-name="Texto_20_Normal"><text:span text:style-name="T15">Armazenando registros de atividade, gerenciado suas informações</text:span><text:span text:style-name="T10">, sendo independe de demais sistemas permitindo desse modo ao usuário ter acesso livre as informações das tarefas sem necessitade de conexão com a internet ou qualquer tipo de rede ou sistema.</text:span></text:p>
      <text:p text:style-name="Texto_20_Normal"/>
      <text:h text:style-name="P39" text:outline-level="2"><text:bookmark-start text:name="__RefHeading__1220_762665155"/>Descrição dos usuários<text:bookmark-end text:name="__RefHeading__1220_762665155"/></text:h>
      <text:p text:style-name="Texto_20_Normal">&lt;Para efetivamente prover produtos e serviços que atendam às necessidades dos usuários, é necessário entender os desafios que eles enfrentam para executar suas funções. Esta seção deve descrever os futuros usuários do sistema e os principais problemas que limitam sua produtividade.</text:p>
      <text:p text:style-name="Texto_20_Normal">O grau de detalhamento necessário nas descrições depende do sistema que você está especificando. Em projetos onde a equipe já acumulou um bom conhecimento dos usuários, uma breve descrição de suas características gerais é suficiente. Em projetos onde não se tem muita informação sobre os usuários do sistema, deve-se descrever as características específicas de cada usuário nas subseções a seguir.</text:p>
      <text:p text:style-name="Texto_20_Normal"><text:bookmark-start text:name="_Ref471361536"/>Descreva os aspectos gerais, relacionados a todos os usuários, aqui. Depois, se for necessário, descreva nas subseções abaixo as características específicas de cada usuário.&gt;</text:p>
      <text:p text:style-name="Texto_20_Normal"/>
      <text:p text:style-name="Texto_20_Normal"/>
      <text:h text:style-name="P44" text:outline-level="3"><text:bookmark-start text:name="__RefHeading__1222_762665155"/>Pessoas em geral<text:bookmark-end text:name="__RefHeading__1222_762665155"/></text:h>
      <text:p text:style-name="P22">Qualquer pessoa, na qual necessite de uma ferramente mobile para gerenciar suas atividades diarias.</text:p>
      <text:p text:style-name="P47"><text:span text:style-name="T4">Capítulo</text:span><text:span text:style-name="T5"> 2</text:span></text:p>
      <text:h text:style-name="P37" text:outline-level="1"><text:bookmark-start text:name="__RefHeading__1228_762665155"/>Requisitos funcionais <text:bookmark-end text:name="_Ref471361536"/>(casos de uso)<text:bookmark-end text:name="__RefHeading__1228_762665155"/></text:h>
      <text:h text:style-name="P39" text:outline-level="2"><text:bookmark-start text:name="__RefHeading__1230_762665155"/>Gerenciamento de Tarefas<text:bookmark-end text:name="__RefHeading__1230_762665155"/></text:h>
      <text:p text:style-name="Texto_20_Normal"/>
      <text:p text:style-name="P19"><text:bookmark-start text:name="__RefHeading__1232_762665155"/><text:span text:style-name="T16"><text:s/></text:span><text:span text:style-name="T17">[RF001] Cadastrar Tarefa</text:span><text:bookmark-end text:name="__RefHeading__1232_762665155"/></text:p>
      <text:p text:style-name="P20"><text:span text:style-name="T12">Ator</text:span>: Usuário</text:p>
      <table:table table:name="Tabela1" table:style-name="Tabela1">
        <table:table-column table:style-name="Tabela1.A"/>
        <table:table-column table:style-name="Tabela1.B"/>
        <table:table-column table:style-name="Tabela1.C"/>
        <table:table-column table:style-name="Tabela1.B"/>
        <table:table-column table:style-name="Tabela1.E"/>
        <table:table-column table:style-name="Tabela1.B"/>
        <table:table-column table:style-name="Tabela1.G"/>
        <table:table-row table:style-name="Tabela1.1">
          <table:table-cell table:style-name="Tabela1.A1" office:value-type="string">
            <text:p text:style-name="P16"><text:span text:style-name="T12">Prioridade</text:span>:</text:p>
          </table:table-cell>
          <table:table-cell table:style-name="Tabela1.A1" office:value-type="string">
            <text:p text:style-name="P4">X</text:p>
          </table:table-cell>
          <table:table-cell table:style-name="Tabela1.A1" office:value-type="string">
            <text:p text:style-name="P11">Essencial</text:p>
          </table:table-cell>
          <table:table-cell table:style-name="Tabela1.A1" office:value-type="string">
            <text:p text:style-name="P4"></text:p>
          </table:table-cell>
          <table:table-cell table:style-name="Tabela1.A1" office:value-type="string">
            <text:p text:style-name="P11">Importante</text:p>
          </table:table-cell>
          <table:table-cell table:style-name="Tabela1.A1" office:value-type="string">
            <text:p text:style-name="P4"></text:p>
          </table:table-cell>
          <table:table-cell table:style-name="Tabela1.A1" office:value-type="string">
            <text:p text:style-name="P11">Desejável</text:p>
          </table:table-cell>
        </table:table-row>
      </table:table>
      <text:p text:style-name="Texto_20_Normal"/>
      <text:p text:style-name="P20"><text:span text:style-name="T12">Entradas e pré condições</text:span>: Nome da tarefa; <text:s/>Data: Dia, Mês e Ano; Horário e Grupo da Tarefa.</text:p>
      <text:p text:style-name="P20"><text:span text:style-name="T12">Saídas e pós condições</text:span>: Mensagem de confirmação de cadastro.</text:p>
      <text:p text:style-name="destaque_20_1"><text:bookmark-start text:name="__RefHeading__1234_762665155"/>Fluxo de eventos principal<text:bookmark-end text:name="__RefHeading__1234_762665155"/></text:p>
      <text:list xml:id="list5960127158142276593" text:style-name="L2">
        <text:list-item>
          <text:list>
            <text:list-item>
              <text:p text:style-name="P31">Usuário abre a tela de cadastro;</text:p>
            </text:list-item>
            <text:list-item>
              <text:p text:style-name="P31">Aplicação verifica dos dados;</text:p>
            </text:list-item>
          </text:list>
        </text:list-item>
      </text:list>
      <text:list xml:id="list1451854638852440442" text:style-name="L1">
        <text:list-item>
          <text:list>
            <text:list-item>
              <text:p text:style-name="P30">Dados são armazenados na base de dados;</text:p>
            </text:list-item>
          </text:list>
        </text:list-item>
      </text:list>
      <text:p text:style-name="P19"><text:bookmark-start text:name="__RefHeading__1238_762665155"/><text:span text:style-name="T13"><text:s/></text:span>[RF…] &lt;Nome de outro caso de uso&gt;<text:bookmark-end text:name="__RefHeading__1238_762665155"/></text:p>
      <text:p text:style-name="Texto_20_Normal">&lt;Utilize os mesmos campos mostrados no bloco anterior para descrever este e os demais requisitos funcionais (casos de uso) desta subseção.&gt;</text:p>
      <text:p text:style-name="Texto_20_Normal"/>
      <text:p text:style-name="Texto_20_Normal"/>
      <text:p text:style-name="P19"><text:span text:style-name="T16"><text:s/></text:span><text:span text:style-name="T17">[RF002] Editar Tarefa</text:span></text:p>
      <text:p text:style-name="P20"><text:span text:style-name="T12">Ator</text:span>: Usuário</text:p>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B"/>
        <table:table-column table:style-name="Tabela3.G"/>
        <table:table-row table:style-name="Tabela3.1">
          <table:table-cell table:style-name="Tabela3.A1" office:value-type="string">
            <text:p text:style-name="P16"><text:span text:style-name="T12">Prioridade</text:span>:</text:p>
          </table:table-cell>
          <table:table-cell table:style-name="Tabela3.A1" office:value-type="string">
            <text:p text:style-name="P4">X</text:p>
          </table:table-cell>
          <table:table-cell table:style-name="Tabela3.A1" office:value-type="string">
            <text:p text:style-name="P11">Essencial</text:p>
          </table:table-cell>
          <table:table-cell table:style-name="Tabela3.A1" office:value-type="string">
            <text:p text:style-name="P4"></text:p>
          </table:table-cell>
          <table:table-cell table:style-name="Tabela3.A1" office:value-type="string">
            <text:p text:style-name="P11">Importante</text:p>
          </table:table-cell>
          <table:table-cell table:style-name="Tabela3.A1" office:value-type="string">
            <text:p text:style-name="P4"></text:p>
          </table:table-cell>
          <table:table-cell table:style-name="Tabela3.A1" office:value-type="string">
            <text:p text:style-name="P11">Desejável</text:p>
          </table:table-cell>
        </table:table-row>
      </table:table>
      <text:p text:style-name="Texto_20_Normal"/>
      <text:p text:style-name="P20"><text:span text:style-name="T12">Entradas e pré condições</text:span>: Identificador, Nome da tarefa; <text:s/>Data: Dia, Mês e Ano; Horário e Grupo da Tarefa.</text:p>
      <text:p text:style-name="P20"><text:span text:style-name="T12">Saídas e pós condições</text:span>: Mensagem de confirmação de alteração.</text:p>
      <text:p text:style-name="destaque_20_1"><text:bookmark-start text:name="__RefHeading__1234_7626651551"/>Fluxo de eventos principal<text:bookmark-end text:name="__RefHeading__1234_7626651551"/></text:p>
      <text:list xml:id="list36663750" text:continue-list="list5960127158142276593" text:style-name="L2">
        <text:list-item>
          <text:list>
            <text:list-item>
              <text:p text:style-name="P31">Usuário abre a tela de Edição;</text:p>
            </text:list-item>
            <text:list-item>
              <text:p text:style-name="P31">Seleciona o registro tarefa que deseja editar;</text:p>
            </text:list-item>
            <text:list-item>
              <text:p text:style-name="P31">Realiza alterações;</text:p>
            </text:list-item>
            <text:list-item>
              <text:p text:style-name="P31">Aplicação verifica dos dados;</text:p>
            </text:list-item>
          </text:list>
        </text:list-item>
      </text:list>
      <text:list xml:id="list4260871829322508740" text:style-name="L3">
        <text:list-item>
          <text:list>
            <text:list-item>
              <text:p text:style-name="P32">Dados são atualizados na base de dados;</text:p>
            </text:list-item>
          </text:list>
        </text:list-item>
      </text:list>
      <text:p text:style-name="P19"><text:bookmark-start text:name="__RefHeading__1238_7626651551"/><text:soft-page-break/><text:span text:style-name="T13"><text:s/></text:span>[RF…] &lt;Nome de outro caso de uso&gt;<text:bookmark-end text:name="__RefHeading__1238_7626651551"/></text:p>
      <text:p text:style-name="P51">&lt;Utilize os mesmos campos mostrados no bloco anterior para descrever este e os demais requisitos funcionais (casos de uso) desta subseção.&gt;</text:p>
      <text:p text:style-name="P51"/>
      <text:p text:style-name="P51"/>
      <text:p text:style-name="P19"><text:span text:style-name="T16"><text:s/></text:span><text:span text:style-name="T17">[RF003] Excluir Tarefa</text:span></text:p>
      <text:p text:style-name="P20"><text:span text:style-name="T12">Ator</text:span>: Usuário</text:p>
      <table:table table:name="Tabela4" table:style-name="Tabela4">
        <table:table-column table:style-name="Tabela4.A"/>
        <table:table-column table:style-name="Tabela4.B"/>
        <table:table-column table:style-name="Tabela4.C"/>
        <table:table-column table:style-name="Tabela4.B"/>
        <table:table-column table:style-name="Tabela4.E"/>
        <table:table-column table:style-name="Tabela4.B"/>
        <table:table-column table:style-name="Tabela4.G"/>
        <table:table-row table:style-name="Tabela4.1">
          <table:table-cell table:style-name="Tabela4.A1" office:value-type="string">
            <text:p text:style-name="P16"><text:span text:style-name="T12">Prioridade</text:span>:</text:p>
          </table:table-cell>
          <table:table-cell table:style-name="Tabela4.A1" office:value-type="string">
            <text:p text:style-name="P4">X</text:p>
          </table:table-cell>
          <table:table-cell table:style-name="Tabela4.A1" office:value-type="string">
            <text:p text:style-name="P11">Essencial</text:p>
          </table:table-cell>
          <table:table-cell table:style-name="Tabela4.A1" office:value-type="string">
            <text:p text:style-name="P4"></text:p>
          </table:table-cell>
          <table:table-cell table:style-name="Tabela4.A1" office:value-type="string">
            <text:p text:style-name="P11">Importante</text:p>
          </table:table-cell>
          <table:table-cell table:style-name="Tabela4.A1" office:value-type="string">
            <text:p text:style-name="P4"></text:p>
          </table:table-cell>
          <table:table-cell table:style-name="Tabela4.A1" office:value-type="string">
            <text:p text:style-name="P11">Desejável</text:p>
          </table:table-cell>
        </table:table-row>
      </table:table>
      <text:p text:style-name="Texto_20_Normal"/>
      <text:p text:style-name="P20"><text:span text:style-name="T12">Entradas e pré condições</text:span>: Identificador da tarefa.</text:p>
      <text:p text:style-name="P20"><text:span text:style-name="T12">Saídas e pós condições</text:span>: Mensagem de confirmação de exclução.</text:p>
      <text:p text:style-name="destaque_20_1"><text:bookmark-start text:name="__RefHeading__1234_7626651552"/>Fluxo de eventos principal<text:bookmark-end text:name="__RefHeading__1234_7626651552"/></text:p>
      <text:list xml:id="list36634873" text:continue-list="list36663750" text:style-name="L2">
        <text:list-item>
          <text:list>
            <text:list-item>
              <text:p text:style-name="P31">Usuário abre a tela de Exclução de Atividade;</text:p>
            </text:list-item>
            <text:list-item>
              <text:p text:style-name="P31">Seleciona o registro tarefa que deseja excluir;</text:p>
            </text:list-item>
            <text:list-item>
              <text:p text:style-name="P31">Confirma exclução;</text:p>
            </text:list-item>
          </text:list>
        </text:list-item>
      </text:list>
      <text:list xml:id="list1261750909518721353" text:style-name="L4">
        <text:list-item>
          <text:list>
            <text:list-item>
              <text:p text:style-name="P33">Dados são deletados <text:s/>da base de dados;</text:p>
            </text:list-item>
          </text:list>
        </text:list-item>
      </text:list>
      <text:p text:style-name="P19"><text:bookmark-start text:name="__RefHeading__1238_7626651552"/><text:span text:style-name="T13"><text:s/></text:span>[RF…] &lt;Nome de outro caso de uso&gt;<text:bookmark-end text:name="__RefHeading__1238_7626651552"/></text:p>
      <text:p text:style-name="P51">&lt;Utilize os mesmos campos mostrados no bloco anterior para descrever este e os demais requisitos funcionais (casos de uso) desta subseção.&gt;</text:p>
      <text:p text:style-name="P51"/>
      <text:p text:style-name="P51"/>
      <text:p text:style-name="P34"><text:span text:style-name="T17">[RF003] Lista Tarefas</text:span></text:p>
      <text:p text:style-name="P20"><text:span text:style-name="T12">Ator</text:span>: Usuário</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B"/>
        <table:table-column table:style-name="Tabela5.G"/>
        <table:table-row table:style-name="Tabela5.1">
          <table:table-cell table:style-name="Tabela5.A1" office:value-type="string">
            <text:p text:style-name="P16"><text:span text:style-name="T12">Prioridade</text:span>:</text:p>
          </table:table-cell>
          <table:table-cell table:style-name="Tabela5.A1" office:value-type="string">
            <text:p text:style-name="P4">X</text:p>
          </table:table-cell>
          <table:table-cell table:style-name="Tabela5.A1" office:value-type="string">
            <text:p text:style-name="P11">Essencial</text:p>
          </table:table-cell>
          <table:table-cell table:style-name="Tabela5.A1" office:value-type="string">
            <text:p text:style-name="P4"></text:p>
          </table:table-cell>
          <table:table-cell table:style-name="Tabela5.A1" office:value-type="string">
            <text:p text:style-name="P11">Importante</text:p>
          </table:table-cell>
          <table:table-cell table:style-name="Tabela5.A1" office:value-type="string">
            <text:p text:style-name="P4"></text:p>
          </table:table-cell>
          <table:table-cell table:style-name="Tabela5.A1" office:value-type="string">
            <text:p text:style-name="P11">Desejável</text:p>
          </table:table-cell>
        </table:table-row>
      </table:table>
      <text:p text:style-name="Texto_20_Normal"/>
      <text:p text:style-name="P20"><text:span text:style-name="T12">Entradas e pré condições</text:span>: Alguma informação para filtragem de informação</text:p>
      <text:p text:style-name="P20"><text:span text:style-name="T12">Saídas e pós condições</text:span>: Lista com todas as tarefas.</text:p>
      <text:p text:style-name="destaque_20_1">Fluxo de eventos principal</text:p>
      <text:list xml:id="list36644015" text:continue-list="list36634873" text:style-name="L2">
        <text:list-item>
          <text:list>
            <text:list-item>
              <text:p text:style-name="P31"><text:bookmark-start text:name="__RefHeading__1234_76266515521"/>Usuário abre a tela de Exclução de Atividade;<text:bookmark-end text:name="__RefHeading__1234_76266515521"/></text:p>
            </text:list-item>
            <text:list-item>
              <text:p text:style-name="P31">Seleciona o registro tarefa que deseja excluir;</text:p>
            </text:list-item>
            <text:list-item>
              <text:p text:style-name="P31">Confirma exclução;</text:p>
            </text:list-item>
          </text:list>
        </text:list-item>
      </text:list>
      <text:list xml:id="list4463314564639325552" text:style-name="L5">
        <text:list-item>
          <text:list>
            <text:list-item>
              <text:p text:style-name="P36">Dados são deletados <text:s/>da base de dados;</text:p>
            </text:list-item>
          </text:list>
        </text:list-item>
      </text:list>
      <text:h text:style-name="P40" text:outline-level="2"><text:bookmark-start text:name="__RefHeading__1240_762665155"/>&lt;Nome de outra subseção para agrupar outros casos de uso correlacionados&gt;<text:bookmark-end text:name="__RefHeading__1240_762665155"/></text:h>
      <text:p text:style-name="Texto_20_Normal">&lt;Prossiga de maneira similar à subseção anterior para descrever quaisquer outras subseções que forem usadas para agrupar requisitos funcionais.&gt;</text:p>
      <text:h text:style-name="P41" text:outline-level="2"><text:bookmark-start text:name="__RefHeading__1242_762665155"/>…<text:bookmark-end text:name="__RefHeading__1242_762665155"/></text:h>
      <text:p text:style-name="P49"><text:span text:style-name="T4">Capítulo</text:span><text:span text:style-name="T5"> 3</text:span></text:p>
      <text:h text:style-name="P37" text:outline-level="1"><text:bookmark-start text:name="__RefHeading__1244_762665155"/>Requisitos não funcionais<text:bookmark-end text:name="__RefHeading__1244_762665155"/></text:h>
      <text:p text:style-name="Texto_20_Normal">&lt;Esta seção deve conter os requisitos não funcionais do sistema. Para uma melhor organização deste documento, utilize as subseções abaixo para agrupar os requisitos não funcionais relacionados. Naturalmente, o número e tipo de subseções utilizadas depende do sistema que está sendo especificado e não é preciso utilizar todas elas. Simplesmente elimine as subseções para as quais não for encontrado nenhum requisito.</text:p>
      <text:p text:style-name="Texto_20_Normal">Os requisitos não funcionais devem ser identificados com um identificador único, da mesma maneira que os requisitos funcionais (casos de uso). Inicie a numeração com o identificador NF001 e prossiga incrementando os números a medida que forem surgindo novos requisitos não funcionais. Reinicie a numeração em cada subseção. Forneça também um nome para o requisito, como foi feito para os requisitos funcionais.</text:p>
      <text:p text:style-name="Texto_20_Normal">Descreva o requisito, assinale a sua prioridade e, em seguida, caso o requisito esteja relacionado a um caso de uso ou a um grupo de casos de uso específicos, utilize o campo “<text:span text:style-name="T12">Caso(s) de uso associado(s):</text:span>” para identificar o(s) caso(s) de uso correspondente(s). Se for um requisito não funcional do sistema como um todo, esse campo não precisa ser utilizado.&gt;</text:p>
      <text:h text:style-name="P40" text:outline-level="2"><text:bookmark-start text:name="__RefHeading__1246_762665155"/>Usabilidade<text:bookmark-end text:name="__RefHeading__1246_762665155"/></text:h>
      <text:p text:style-name="Texto_20_Normal">Esta seção descreve os requisitos não funcionais associados à facilidade de uso da interface com o usuário, material de treinamento e documentação do sistema.</text:p>
      <text:p text:style-name="P19"><text:bookmark-start text:name="__RefHeading__1248_762665155"/>[NF001] &lt;Nome do requisito&gt;<text:bookmark-end text:name="__RefHeading__1248_762665155"/></text:p>
      <text:p text:style-name="Texto_20_Normal">&lt;Descreva o requisito não funcional e substitua um dos símbolos abaixo por <text:span text:style-name="T14"></text:span>, para indicar a sua prioridade.&gt;</text:p>
      <table:table table:name="Tabela2" table:style-name="Tabela2">
        <table:table-column table:style-name="Tabela2.A"/>
        <table:table-column table:style-name="Tabela2.B"/>
        <table:table-column table:style-name="Tabela2.C"/>
        <table:table-column table:style-name="Tabela2.B"/>
        <table:table-column table:style-name="Tabela2.E"/>
        <table:table-column table:style-name="Tabela2.B"/>
        <table:table-column table:style-name="Tabela2.G"/>
        <table:table-row table:style-name="Tabela2.1">
          <table:table-cell table:style-name="Tabela2.A1" office:value-type="string">
            <text:p text:style-name="P15"><text:span text:style-name="T12">Prioridade</text:span>:</text:p>
          </table:table-cell>
          <table:table-cell table:style-name="Tabela2.A1" office:value-type="string">
            <text:p text:style-name="P4"></text:p>
          </table:table-cell>
          <table:table-cell table:style-name="Tabela2.A1" office:value-type="string">
            <text:p text:style-name="P10">Essencial</text:p>
          </table:table-cell>
          <table:table-cell table:style-name="Tabela2.A1" office:value-type="string">
            <text:p text:style-name="P4"></text:p>
          </table:table-cell>
          <table:table-cell table:style-name="Tabela2.A1" office:value-type="string">
            <text:p text:style-name="P10">Importante</text:p>
          </table:table-cell>
          <table:table-cell table:style-name="Tabela2.A1" office:value-type="string">
            <text:p text:style-name="P4"></text:p>
          </table:table-cell>
          <table:table-cell table:style-name="Tabela2.A1" office:value-type="string">
            <text:p text:style-name="P10">Desejável</text:p>
          </table:table-cell>
        </table:table-row>
      </table:table>
      <text:p text:style-name="Texto_20_Normal"><text:span text:style-name="T12">&lt;Opcional&gt; Caso(s) de uso associado(s):</text:span> &lt;use este campo para identificar a que caso(s) de uso o requisito de usabilidade está relacionado.&gt;</text:p>
      <text:p text:style-name="P19"><text:bookmark-start text:name="__RefHeading__1250_762665155"/><text:span text:style-name="T13"><text:s/></text:span>[NF…] &lt;Nome do requisito&gt;<text:bookmark-end text:name="__RefHeading__1250_762665155"/></text:p>
      <text:p text:style-name="Texto_20_Normal">&lt;Utilize os mesmos campos mostrados no bloco anterior para descrever este e os demais requisitos não funcionais de usabilidade.&gt;</text:p>
      <text:h text:style-name="P40" text:outline-level="2"><text:bookmark-start text:name="__RefHeading__1252_762665155"/>Confiabilidade<text:bookmark-end text:name="__RefHeading__1252_762665155"/></text:h>
      <text:p text:style-name="Texto_20_Normal">Esta seção descreve os requisitos não funcionais associados à freqüência, severidade de falhas do sistema e habilidade de recuperação das mesmas, bem como à corretude do sistema. </text:p>
      <text:p text:style-name="P19"><text:bookmark-start text:name="__RefHeading__1254_762665155"/>[NF…] &lt;Nome do requisito&gt;<text:bookmark-end text:name="__RefHeading__1254_762665155"/></text:p>
      <text:p text:style-name="Texto_20_Normal">&lt;Utilize os mesmos campos mostrados na seção 4.1 para descrever este e os demais requisitos não funcionais de confiabilidade.&gt;</text:p>
      <text:h text:style-name="P40" text:outline-level="2"><text:bookmark-start text:name="__RefHeading__1256_762665155"/>Desempenho<text:bookmark-end text:name="__RefHeading__1256_762665155"/></text:h>
      <text:p text:style-name="Texto_20_Normal">Esta seção descreve os requisitos não funcionais associados à eficiência, uso de recursos e tempo de resposta do sistema.</text:p>
      <text:p text:style-name="P19"><text:bookmark-start text:name="__RefHeading__1258_762665155"/><text:soft-page-break/>[NF…] &lt;Nome do requisito&gt;<text:bookmark-end text:name="__RefHeading__1258_762665155"/></text:p>
      <text:p text:style-name="Texto_20_Normal">&lt;Utilize os mesmos campos mostrados na seção 4.1 para descrever este e os demais requisitos não funcionais de desempenho.&gt;</text:p>
      <text:h text:style-name="P40" text:outline-level="2"><text:bookmark-start text:name="__RefHeading__1260_762665155"/>Segurança<text:bookmark-end text:name="__RefHeading__1260_762665155"/></text:h>
      <text:p text:style-name="Texto_20_Normal">Esta seção descreve os requisitos não funcionais associados à integridade, privacidade e autenticidade dos dados do sistema. </text:p>
      <text:p text:style-name="P19"><text:bookmark-start text:name="__RefHeading__1262_762665155"/>[NF…] &lt;Nome do requisito&gt;<text:bookmark-end text:name="__RefHeading__1262_762665155"/></text:p>
      <text:p text:style-name="Texto_20_Normal">&lt;Utilize os mesmos campos mostrados na seção 4.1 para descrever este e os demais requisitos não funcionais de segurança.&gt;</text:p>
      <text:h text:style-name="P40" text:outline-level="2"><text:bookmark-start text:name="__RefHeading__1264_762665155"/>Distribuição<text:bookmark-end text:name="__RefHeading__1264_762665155"/></text:h>
      <text:p text:style-name="Texto_20_Normal">Esta seção descreve os requisitos não funcionais associados à distribuição da versão executável do sistema.</text:p>
      <text:p text:style-name="P19"><text:bookmark-start text:name="__RefHeading__1266_762665155"/>[NF…] &lt;Nome do requisito&gt;<text:bookmark-end text:name="__RefHeading__1266_762665155"/></text:p>
      <text:p text:style-name="Texto_20_Normal">&lt;Utilize os mesmos campos mostrados na seção 4.1 para descrever este e os demais requisitos não funcionais de distribuição.&gt;</text:p>
      <text:h text:style-name="P40" text:outline-level="2"><text:bookmark-start text:name="__RefHeading__1268_762665155"/>Padrões<text:bookmark-end text:name="__RefHeading__1268_762665155"/></text:h>
      <text:p text:style-name="Texto_20_Normal">Esta seção descreve os requisitos não funcionais associados a padrões ou normas que devem ser seguidos pelo sistema ou pelo seu processo de desenvolvimento. </text:p>
      <text:p text:style-name="Texto_20_Normal">&lt;Se você mencionar documentos relacionados, não esqueça de listá-los na seção 1.3.&gt; </text:p>
      <text:p text:style-name="P19"><text:bookmark-start text:name="__RefHeading__1270_762665155"/>[NF…] &lt;Nome do requisito&gt;<text:bookmark-end text:name="__RefHeading__1270_762665155"/></text:p>
      <text:p text:style-name="Texto_20_Normal">&lt;Utilize os mesmos campos mostrados na seção 4.1 para descrever este e os demais requisitos não funcionais de adequação a padrões.&gt;</text:p>
      <text:h text:style-name="P40" text:outline-level="2"><text:bookmark-start text:name="__RefHeading__1272_762665155"/>Hardware e software<text:bookmark-end text:name="__RefHeading__1272_762665155"/></text:h>
      <text:p text:style-name="Texto_20_Normal"><text:bookmark-start text:name="_Ref471381570"/>Esta seção descreve os requisitos não funcionais associados ao hardware e software usados para desenvolver ou para executar o sistema. </text:p>
      <text:p text:style-name="P19"><text:bookmark-start text:name="__RefHeading__1274_762665155"/>[NF…] &lt;Nome do requisito&gt;<text:bookmark-end text:name="__RefHeading__1274_762665155"/></text:p>
      <text:p text:style-name="Texto_20_Normal">&lt;Utilize os mesmos campos mostrados na seção 4.1 para descrever este e os demais requisitos não funcionais de hardware e software.&gt;</text:p>
      <text:p text:style-name="P48"><text:span text:style-name="T4">Capítulo</text:span><text:span text:style-name="T5"> 4</text:span></text:p>
      <text:h text:style-name="P37" text:outline-level="1"><text:bookmark-start text:name="__RefHeading__1276_762665155"/>&lt;Opcional&gt; Descrição da interface<text:bookmark-end text:name="_Ref471381570"/> com o usuário<text:bookmark-end text:name="__RefHeading__1276_762665155"/></text:h>
      <text:p text:style-name="Texto_20_Normal">&lt;Esta seção deve conter desenhos ou rascunhos das telas do sistema que forem necessários ou convenientes para esclarecer algum dos requisitos do sistema. Para sistemas que possuem protótipos ou versões já desenvolvidas é possível capturar as telas e apresentar figuras das mesmas.</text:p>
      <text:p text:style-name="Texto_20_Normal">Use nomes e/ou números para identificar cada interface e descreva-as em seções independentes.&gt;</text:p>
      <text:h text:style-name="P40" text:outline-level="2"><text:bookmark-start text:name="__RefHeading__1278_762665155"/>&lt;Identificador de uma interface&gt;<text:bookmark-end text:name="__RefHeading__1278_762665155"/></text:h>
      <text:p text:style-name="Texto_20_Normal">&lt;Descreva a interface em questão, através de figuras, diagramas e/ou texto. </text:p>
      <text:h text:style-name="P45" text:outline-level="3"><text:bookmark-start text:name="__RefHeading__1280_762665155"/>&lt;Opcional&gt; Críticas da interface<text:bookmark-end text:name="__RefHeading__1280_762665155"/></text:h>
      <text:p text:style-name="Texto_20_Normal">&lt;Você pode fazer aqui a descrição de críticas simples de interface, como o tamanho e máscara de campos, simplificando assim a descrição dos fluxos de exceção.&gt;</text:p>
      <text:h text:style-name="P40" text:outline-level="2"><text:bookmark-start text:name="__RefHeading__1282_762665155"/>&lt;Identificador de outra interface&gt;<text:bookmark-end text:name="__RefHeading__1282_762665155"/></text:h>
      <text:p text:style-name="Texto_20_Normal">&lt;Prossiga no detalhamento das interfaces do sistema, descrevendo todas que for necessário, cada uma em uma subseção.&gt;</text:p>
      <text:h text:style-name="P42" text:outline-level="2"><text:bookmark-start text:name="__RefHeading__1284_762665155"/>…<text:bookmark-end text:name="__RefHeading__1284_76266515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OpenSymbol" svg:font-family="OpenSymbo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size="10pt" fo:language="pt" fo:country="BR"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o_20_Normal" style:default-outline-level="1" style:class="text">
      <style:paragraph-properties fo:margin-top="0cm" fo:margin-bottom="0.847cm" fo:text-align="end" style:justify-single-word="false" fo:keep-with-next="always">
        <style:tab-stops>
          <style:tab-stop style:position="0cm"/>
        </style:tab-stops>
      </style:paragraph-properties>
      <style:text-properties style:font-name="Arial1" fo:font-size="20pt" fo:font-weight="bold" style:letter-kerning="true" style:font-size-asian="20pt" style:font-weight-asian="bold" style:font-name-complex="Arial1"/>
    </style:style>
    <style:style style:name="Heading_20_2" style:display-name="Heading 2" style:family="paragraph" style:next-style-name="Texto_20_Normal" style:default-outline-level="2" style:class="text">
      <style:paragraph-properties fo:margin-top="0.635cm" fo:margin-bottom="0.212cm" fo:orphans="2" fo:widows="2" fo:hyphenation-ladder-count="no-limit" fo:background-color="#cccccc" fo:keep-with-next="always">
        <style:tab-stops>
          <style:tab-stop style:position="0cm"/>
        </style:tab-stops>
        <style:background-image/>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3" style:display-name="Heading 3" style:family="paragraph" style:next-style-name="Texto_20_Normal" style:default-outline-level="3" style:class="text">
      <style:paragraph-properties fo:margin-top="0.423cm" fo:margin-bottom="0.106cm" fo:orphans="2" fo:widows="2" fo:hyphenation-ladder-count="no-limit" fo:keep-with-next="always">
        <style:tab-stops>
          <style:tab-stop style:position="1.016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ab-stops>
          <style:tab-stop style:position="1.016cm"/>
        </style:tab-stops>
      </style:paragraph-properties>
      <style:text-properties style:font-name="Arial1" fo:font-weight="bold" style:font-weight-asian="bold" style:font-name-complex="Arial1"/>
    </style:style>
    <style:style style:name="Heading_20_5" style:display-name="Heading 5" style:family="paragraph" style:parent-style-name="Standard" style:next-style-name="Standard" style:default-outline-level="5"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11pt" style:font-size-asian="11pt" style:font-name-complex="Arial1"/>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0cm" style:auto-text-indent="false">
        <style:tab-stops>
          <style:tab-stop style:position="0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style:font-name-complex="Arial1"/>
    </style:style>
    <style:style style:name="Heading_20_8" style:display-name="Heading 8" style:family="paragraph" style:parent-style-name="Standard" style:next-style-name="Standard" style:default-outline-level="8"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tyle="italic" style:font-style-asian="italic" style:font-name-complex="Arial1"/>
    </style:style>
    <style:style style:name="Heading_20_9" style:display-name="Heading 9" style:family="paragraph" style:parent-style-name="Standard" style:next-style-name="Standard" style:default-outline-level="9"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9pt" fo:font-style="italic" fo:font-weight="bold" style:font-size-asian="9pt" style:font-style-asian="italic" style:font-weight-asian="bold" style:font-name-complex="Arial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Contents_20_6" style:display-name="Contents 6" style:family="paragraph" style:parent-style-name="Standard" style:next-style-name="Standard" style:class="index">
      <style:paragraph-properties fo:margin="100%" fo:margin-left="1.411cm" fo:margin-right="0cm" fo:margin-top="0cm" fo:margin-bottom="0cm" fo:text-indent="0cm" style:auto-text-indent="false">
        <style:tab-stops>
          <style:tab-stop style:position="15.926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635cm" fo:margin-bottom="0cm">
        <style:tab-stops>
          <style:tab-stop style:position="15.926cm" style:type="right" style:leader-style="dotted" style:leader-text="."/>
        </style:tab-stops>
      </style:paragraph-properties>
      <style:text-properties fo:text-transform="uppercase" style:font-name="Arial1" fo:font-size="12pt" fo:font-weight="bold" style:font-size-asian="12pt" style:font-weight-asian="bold" style:font-name-complex="Arial1"/>
    </style:style>
    <style:style style:name="Contents_20_8" style:display-name="Contents 8"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5.92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100%" fo:margin-left="0.706cm" fo:margin-right="0cm" fo:margin-top="0cm" fo:margin-bottom="0cm" fo:text-indent="0cm" style:auto-text-indent="false">
        <style:tab-stops>
          <style:tab-stop style:position="15.926cm" style:type="right" style:leader-style="dotted" style:leader-text="."/>
        </style:tab-stops>
      </style:paragraph-properties>
    </style:style>
    <style:style style:name="Texto_20_Normal" style:display-name="Texto Normal" style:family="paragraph">
      <style:paragraph-properties fo:margin="100%" fo:margin-left="1.02cm" fo:margin-right="0cm" fo:margin-top="0.106cm" fo:margin-bottom="0.106cm" fo:text-align="justify" style:justify-single-word="false"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ntents_20_3" style:display-name="Contents 3" style:family="paragraph" style:parent-style-name="Standard" style:next-style-name="Standard" style:class="index">
      <style:paragraph-properties fo:margin="100%" fo:margin-left="2.032cm" fo:margin-right="0cm" fo:margin-top="0.106cm" fo:margin-bottom="0.106cm" fo:text-indent="0cm" style:auto-text-indent="false">
        <style:tab-stops>
          <style:tab-stop style:position="15.926cm" style:type="right" style:leader-style="dotted" style:leader-text="."/>
        </style:tab-stops>
      </style:paragraph-properties>
      <style:text-properties style:font-name="Arial1" style:font-name-complex="Arial1"/>
    </style:style>
    <style:style style:name="Contents_20_9" style:display-name="Contents 9" style:family="paragraph" style:parent-style-name="Standard" style:next-style-name="Standard" style:class="index">
      <style:paragraph-properties fo:margin="100%" fo:margin-left="2.469cm" fo:margin-right="0cm" fo:margin-top="0cm" fo:margin-bottom="0cm" fo:text-indent="0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1.016cm" fo:margin-right="0cm" fo:margin-top="0.423cm" fo:margin-bottom="0.106cm" fo:text-indent="0cm" style:auto-text-indent="false">
        <style:tab-stops>
          <style:tab-stop style:position="15.926cm" style:type="right" style:leader-style="dotted" style:leader-text="."/>
        </style:tab-stops>
      </style:paragraph-properties>
      <style:text-properties style:font-name="Arial1" fo:font-weight="bold" style:font-weight-asian="bold" style:font-name-complex="Arial1"/>
    </style:style>
    <style:style style:name="Contents_20_7" style:display-name="Contents 7" style:family="paragraph" style:parent-style-name="Standard" style:next-style-name="Standard" style:class="index">
      <style:paragraph-properties fo:margin="100%" fo:margin-left="1.764cm" fo:margin-right="0cm" fo:margin-top="0cm" fo:margin-bottom="0cm" fo:text-indent="0cm" style:auto-text-indent="false">
        <style:tab-stops>
          <style:tab-stop style:position="15.92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058cm" fo:margin-right="0cm" fo:margin-top="0cm" fo:margin-bottom="0cm" fo:text-indent="0cm" style:auto-text-indent="false">
        <style:tab-stops>
          <style:tab-stop style:position="15.926cm" style:type="right" style:leader-style="dotted" style:leader-text="."/>
        </style:tab-stops>
      </style:paragraph-properties>
    </style:style>
    <style:style style:name="Título_20_-_20_Item" style:display-name="Título - Item" style:family="paragraph" style:next-style-name="Texto_20_Normal">
      <style:paragraph-properties fo:margin-top="0.106cm" fo:margin-bottom="0cm"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Sumário_20_-_20_Capítulo" style:display-name="Sumário - Capítulo" style:family="paragraph">
      <style:paragraph-properties fo:margin-top="0cm" fo:margin-bottom="0.847cm" fo:text-align="end" style:justify-single-word="false"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Versão" style:family="paragraph">
      <style:paragraph-properties fo:text-align="center" style:justify-single-word="false"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Requisito" style:family="paragraph" style:parent-style-name="Heading_20_3" style:next-style-name="Standard" style:default-outline-level="" style:list-style-name="">
      <style:paragraph-properties fo:margin="100%" fo:margin-left="0cm" fo:margin-right="0cm" fo:margin-top="0.423cm" fo:margin-bottom="0.212cm" fo:text-indent="0cm" style:auto-text-indent="false">
        <style:tab-stops>
          <style:tab-stop style:position="1.016cm"/>
        </style:tab-stops>
      </style:paragraph-properties>
    </style:style>
    <style:style style:name="Observação" style:family="paragraph" style:next-style-name="Texto_20_Normal">
      <style:paragraph-properties fo:margin="100%" fo:margin-left="2.032cm" fo:margin-right="0cm" fo:margin-top="0.212cm" fo:margin-bottom="0.212cm" fo:orphans="2" fo:widows="2" fo:hyphenation-ladder-count="no-limit" fo:text-indent="-1.016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Index_20__28_user_29_" style:display-name="Index (user)" style:family="paragraph" style:parent-style-name="Standard">
      <style:paragraph-properties text:number-lines="false" text:line-number="0"/>
      <style:text-properties style:font-name-complex="Lohit Hindi"/>
    </style:style>
    <style:style style:name="Com_20_marcadores_20_31" style:display-name="Com marcadores 31" style:family="paragraph" style:list-style-name="WW8Num4">
      <style:paragraph-properties fo:margin="100%" fo:margin-left="1.515cm" fo:margin-right="0cm" fo:margin-top="0cm" fo:margin-bottom="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ntents_20_10_20__28_user_29_" style:display-name="Contents 10 (user)" style:family="paragraph" style:parent-style-name="Index_20__28_user_29_">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ítulo_20_Capa_20_2" style:display-name="Título Capa 2" style:family="paragraph">
      <style:paragraph-properties fo:margin-top="10.16cm" fo:margin-bottom="11.077cm" fo:text-align="center" style:justify-single-word="false" fo:orphans="2" fo:widows="2" fo:hyphenation-ladder-count="no-limit"/>
      <style:text-properties fo:color="#0000ff"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Item" style:family="paragraph">
      <style:paragraph-properties fo:margin="100%" fo:margin-left="1.016cm" fo:margin-right="0cm" fo:margin-top="0cm" fo:margin-bottom="0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Padrao" style:family="paragraph" style:list-style-name="WW8Num8">
      <style:paragraph-properties fo:margin="100%" fo:margin-left="1.27cm" fo:margin-right="0cm" fo:margin-top="0.423cm" fo:margin-bottom="0.423cm" fo:orphans="2" fo:widows="2" fo:hyphenation-ladder-count="no-limit" fo:text-indent="-1.27cm" style:auto-text-indent="false" fo:keep-with-next="always">
        <style:tab-stops>
          <style:tab-stop style:position="0.499cm"/>
        </style:tab-stops>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Objeto" style:family="paragraph" style:next-style-name="Texto_20_Normal">
      <style:paragraph-properties fo:margin-top="0.635cm" fo:margin-bottom="0.212cm" fo:orphans="2" fo:widows="2" fo:hyphenation-ladder-count="no-limit" fo:background-color="#cccccc" fo:keep-with-next="always">
        <style:background-image/>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ítulo_20_-_20_Subitem_20_sem_20_numeração" style:display-name="Título - Subitem sem numeração" style:family="paragraph" style:next-style-name="Texto_20_Normal">
      <style:paragraph-properties fo:margin="100%" fo:margin-left="1.016cm" fo:margin-right="0cm" fo:margin-top="0.423cm" fo:margin-bottom="0.212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ítulo_20_-_20_Subitem" style:display-name="Título - Subitem" style:family="paragraph" style:next-style-name="Texto_20_Normal" style:list-style-name="WW8Num5">
      <style:paragraph-properties fo:margin="100%" fo:margin-left="1.016cm" fo:margin-right="0cm" fo:margin-top="0.423cm" fo:margin-bottom="0.212cm" fo:orphans="2" fo:widows="2" fo:hyphenation-ladder-count="no-limit" fo:text-indent="-1.016cm" style:auto-text-indent="false" fo:keep-with-next="always">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list-style-name="WW8Num2">
      <style:paragraph-properties fo:margin="100%" fo:margin-left="1.752cm" fo:margin-right="0cm" fo:margin-top="0.106cm" fo:margin-bottom="0.106cm" fo:text-indent="0cm" style:auto-text-indent="false">
        <style:tab-stops>
          <style:tab-stop style:position="1cm"/>
        </style:tab-stops>
      </style:paragraph-properties>
      <style:text-properties fo:font-size="11pt" fo:font-weight="bold" style:font-size-asian="11pt" style:font-weight-asian="bold"/>
    </style:style>
    <style:style style:name="Corpo_20_Único" style:display-name="Corpo Único" style:family="paragraph">
      <style:paragraph-properties fo:margin="100%" fo:margin-left="1.27cm" fo:margin-right="0cm" fo:margin-top="0.106cm" fo:margin-bottom="0.106cm" fo:orphans="2" fo:widows="2" fo:hyphenation-ladder-count="no-limit" fo:text-indent="0cm" style:auto-text-indent="false"/>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ítulo_20_Figura" style:display-name="Título Figura" style:family="paragraph" style:next-style-name="Texto_20_Normal">
      <style:paragraph-properties fo:margin-top="0.423cm" fo:margin-bottom="0.106cm" fo:text-align="center"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Sumário_20_-_20_Item" style:display-name="Sumário - Item" style:family="paragraph" style:parent-style-name="Sumário_20_-_20_Capítulo">
      <style:paragraph-properties fo:margin="100%" fo:margin-left="2.032cm" fo:margin-right="0cm" fo:margin-top="0.106cm" fo:margin-bottom="0.106cm" fo:text-indent="0cm" style:auto-text-indent="false"/>
      <style:text-properties fo:font-size="10pt" style:font-size-asian="10pt"/>
    </style:style>
    <style:style style:name="Sumário_20_-_20_Subitem" style:display-name="Sumário - Subitem" style:family="paragraph" style:parent-style-name="Sumário_20_-_20_Item">
      <style:paragraph-properties fo:margin="100%" fo:margin-left="3.048cm" fo:margin-right="0cm" fo:margin-top="0cm" fo:margin-bottom="0cm" fo:text-indent="0cm" style:auto-text-indent="false"/>
    </style:style>
    <style:style style:name="Bullet_20_2" style:display-name="Bullet 2" style:family="paragraph" style:list-style-name="WW8Num7">
      <style:paragraph-properties fo:margin="100%" fo:margin-left="1.515cm" fo:margin-right="0cm" fo:margin-top="0cm" fo:margin-bottom="0.106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pítulo" style:family="paragraph" style:next-style-name="Texto_20_Normal">
      <style:paragraph-properties fo:margin-top="0cm" fo:margin-bottom="0.847cm" fo:text-align="end"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Bullet_20_1" style:display-name="Bullet 1" style:family="paragraph" style:list-style-name="WW8Num6">
      <style:paragraph-properties fo:margin="100%" fo:margin-left="1.515cm" fo:margin-right="0cm" fo:margin-top="0cm" fo:margin-bottom="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beçalho_20_Capa_20_2" style:display-name="Cabeçalho Capa 2"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beçalho_20_Capa_20_1" style:display-name="Cabeçalho Capa 1"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Numerada1" style:family="paragraph" style:next-style-name="Texto_20_Normal" style:list-style-name="WW8Num3">
      <style:paragraph-properties fo:margin="100%" fo:margin-left="1.501cm" fo:margin-right="0cm" fo:margin-top="0.423cm" fo:margin-bottom="0.212cm" fo:orphans="2" fo:widows="2" fo:hyphenation-ladder-count="no-limit" fo:text-indent="-0.508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Título_20_Capa" style:display-name="Título Capa" style:family="paragraph" style:next-style-name="Versão">
      <style:paragraph-properties fo:margin-top="10.583cm" fo:margin-bottom="12.065cm" fo:text-align="center" style:justify-single-word="false" fo:orphans="2" fo:widows="2" fo:hyphenation-ladder-count="no-limit"/>
      <style:text-properties fo:color="#0000ff"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style style:name="WW8Num4z0" style:family="text">
      <style:text-properties style:font-name="Symbol"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style:font-name-complex="Wingdings"/>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WW8NumSt2z0" style:family="text">
      <style:text-properties style:font-name="Symbol" style:font-name-complex="Symbol"/>
    </style:style>
    <style:style style:name="Internet_20_link" style:display-name="Internet link" style:family="text">
      <style:text-properties fo:color="#000080" style:language-complex="zxx" style:country-complex="none"/>
    </style:style>
    <style:style style:name="Emphasis" style:family="text" style:parent-style-name="Fonte_20_parág._20_padrão">
      <style:text-properties fo:font-style="italic" style:font-style-asian="italic" style:font-style-complex="italic"/>
    </style:style>
    <style:style style:name="WW8Num13z0" style:family="text">
      <style:text-properties style:font-name="Symbol" style:font-name-complex="Symbol"/>
    </style:style>
    <style:style style:name="WW8Num23z0" style:family="text">
      <style:text-properties style:font-name="Symbol" style:font-name-complex="Symbol"/>
    </style:style>
    <style:style style:name="Fonte_20_parág._20_padrão1" style:display-name="Fonte parág. padrão1" style:family="text"/>
    <style:style style:name="Page_20_Number" style:display-name="Page Number" style:family="text" style:parent-style-name="Fonte_20_parág._20_padrão1"/>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St4z0" style:family="text">
      <style:text-properties style:font-name="Symbol" style:font-name-complex="Symbol"/>
    </style:style>
    <style:style style:name="Index_20_Link_20__28_user_29_" style:display-name="Index Link (user)" style:family="text"/>
    <style:style style:name="WW8NumSt23z0" style:family="text">
      <style:text-properties style:font-name="Symbol" style:font-name-complex="Symbol"/>
    </style:style>
    <style:style style:name="WW8NumSt25z0"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prefix="." style:num-format="1">
        <style:list-level-properties text:list-level-position-and-space-mode="label-alignment">
          <style:list-level-label-alignment text:label-followed-by="listtab"/>
        </style:list-level-properties>
      </text:outline-level-style>
      <text:outline-level-style text:level="4" text:style-name="WW8Num1z3" style:num-prefix=".." style:num-format="1">
        <style:list-level-properties text:list-level-position-and-space-mode="label-alignment">
          <style:list-level-label-alignment text:label-followed-by="listtab"/>
        </style:list-level-properties>
      </text:outline-level-style>
      <text:outline-level-style text:level="5" text:style-name="WW8Num1z4" style:num-prefix="..." style:num-format="1">
        <style:list-level-properties text:list-level-position-and-space-mode="label-alignment">
          <style:list-level-label-alignment text:label-followed-by="listtab"/>
        </style:list-level-properties>
      </text:outline-level-style>
      <text:outline-level-style text:level="6" text:style-name="WW8Num1z5" style:num-prefix="....." style:num-suffix="." style:num-format="1">
        <style:list-level-properties text:list-level-position-and-space-mode="label-alignment">
          <style:list-level-label-alignment text:label-followed-by="listtab"/>
        </style:list-level-properties>
      </text:outline-level-style>
      <text:outline-level-style text:level="7" text:style-name="WW8Num1z6" style:num-prefix="....." style:num-suffix=".." style:num-format="1" text:display-levels="3">
        <style:list-level-properties text:list-level-position-and-space-mode="label-alignment">
          <style:list-level-label-alignment text:label-followed-by="listtab"/>
        </style:list-level-properties>
      </text:outline-level-style>
      <text:outline-level-style text:level="8" text:style-name="WW8Num1z7" style:num-prefix="....." style:num-suffix=".." style:num-format="1" text:display-levels="4">
        <style:list-level-properties text:list-level-position-and-space-mode="label-alignment">
          <style:list-level-label-alignment text:label-followed-by="listtab"/>
        </style:list-level-properties>
      </text:outline-level-style>
      <text:outline-level-style text:level="9" text:style-name="WW8Num1z8" style:num-prefix="....." style:num-suffix=".." style:num-format="1" text:display-levels="5">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prefix="." style:num-format="1">
        <style:list-level-properties text:list-level-position-and-space-mode="label-alignment">
          <style:list-level-label-alignment text:label-followed-by="listtab"/>
        </style:list-level-properties>
      </text:list-level-style-number>
      <text:list-level-style-number text:level="4" text:style-name="WW8Num1z3" style:num-prefix=".." style:num-format="1">
        <style:list-level-properties text:list-level-position-and-space-mode="label-alignment">
          <style:list-level-label-alignment text:label-followed-by="listtab"/>
        </style:list-level-properties>
      </text:list-level-style-number>
      <text:list-level-style-number text:level="5" text:style-name="WW8Num1z4" style:num-prefix="..." style:num-format="1">
        <style:list-level-properties text:list-level-position-and-space-mode="label-alignment">
          <style:list-level-label-alignment text:label-followed-by="listtab"/>
        </style:list-level-properties>
      </text:list-level-style-number>
      <text:list-level-style-number text:level="6" text:style-name="WW8Num1z5" style:num-prefix="....." style:num-suffix="." style:num-format="1">
        <style:list-level-properties text:list-level-position-and-space-mode="label-alignment">
          <style:list-level-label-alignment text:label-followed-by="listtab"/>
        </style:list-level-properties>
      </text:list-level-style-number>
      <text:list-level-style-number text:level="7" text:style-name="WW8Num1z6" style:num-prefix="....." style:num-suffix=".." style:num-format="1" text:display-levels="3">
        <style:list-level-properties text:list-level-position-and-space-mode="label-alignment">
          <style:list-level-label-alignment text:label-followed-by="listtab"/>
        </style:list-level-properties>
      </text:list-level-style-number>
      <text:list-level-style-number text:level="8" text:style-name="WW8Num1z7" style:num-prefix="....." style:num-suffix=".." style:num-format="1" text:display-levels="4">
        <style:list-level-properties text:list-level-position-and-space-mode="label-alignment">
          <style:list-level-label-alignment text:label-followed-by="listtab"/>
        </style:list-level-properties>
      </text:list-level-style-number>
      <text:list-level-style-number text:level="9" text:style-name="WW8Num1z8" style:num-prefix="....." style:num-suffix=".." style:num-format="1" text:display-levels="5">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5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7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499cm" fo:margin-left="0.499cm"/>
        </style:list-level-properties>
        <style:text-properties style:font-name="Wingdings"/>
      </text:list-level-style-bullet>
      <text:list-level-style-number text:level="2" text:style-name="WW8Num8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5.24cm" style:type="right"/>
        </style:tab-stops>
      </style:paragraph-properties>
    </style:style>
    <style:style style:name="MP2" style:family="paragraph" style:parent-style-name="Footer">
      <style:paragraph-properties>
        <style:tab-stops>
          <style:tab-stop style:position="7.62cm" style:type="center"/>
          <style:tab-stop style:position="15.24cm" style:type="right"/>
        </style:tab-stops>
      </style:paragraph-properties>
    </style:style>
    <style:page-layout style:name="Mpm1">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3.6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3">
      <style:header>
        <text:p text:style-name="Standard"/>
      </style:header>
      <style:footer>
        <text:p text:style-name="Standard"/>
      </style:footer>
    </style:master-page>
    <style:master-page style:name="Converter_20_2" style:display-name="Converter 2" style:page-layout-name="Mpm4">
      <style:header>
        <text:p text:style-name="Standard"/>
      </style:header>
      <style:footer>
        <text:p text:style-name="Standard"/>
      </style:footer>
    </style:master-page>
    <style:master-page style:name="Converter_20_3" style:display-name="Converter 3" style:page-layout-name="Mpm3">
      <style:header>
        <text:p text:style-name="Standard"/>
      </style:header>
      <style:footer>
        <text:p text:style-name="Standard"/>
      </style:footer>
    </style:master-page>
    <style:master-page style:name="Converter_20_4" style:display-name="Converter 4" style:page-layout-name="Mpm3">
      <style:header>
        <text:p text:style-name="Standard"/>
      </style:header>
      <style:footer>
        <text:p text:style-name="Standard"/>
      </style:footer>
    </style:master-page>
    <style:master-page style:name="Converter_20_5" style:display-name="Converter 5" style:page-layout-name="Mpm3">
      <style:header>
        <text:p text:style-name="Standard"/>
      </style:header>
      <style:footer>
        <text:p text:style-name="Standard"/>
      </style:footer>
    </style:master-page>
    <style:master-page style:name="Converter_20_6" style:display-name="Converter 6" style:page-layout-name="Mpm3">
      <style:header>
        <text:p text:style-name="Standard"/>
      </style:header>
      <style:footer>
        <text:p text:style-name="Standard"/>
      </style:footer>
    </style:master-page>
    <style:master-page style:name="Converter_20_7" style:display-name="Converter 7"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ffeson Gomes</meta:initial-creator>
    <meta:creation-date>2006-11-27T14:05:00</meta:creation-date>
    <dc:date>2016-09-06T16:47:28.81</dc:date>
    <meta:print-date>1997-08-08T08:22:00</meta:print-date>
    <meta:editing-cycles>19</meta:editing-cycles>
    <meta:generator>OpenOffice/4.1.0$Win32 OpenOffice.org_project/410m18$Build-9764</meta:generator>
    <meta:editing-duration>PT1H49M7S</meta:editing-duration>
    <meta:document-statistic meta:table-count="5" meta:image-count="0" meta:object-count="0" meta:page-count="15" meta:paragraph-count="225" meta:word-count="2109" meta:character-count="13724"/>
    <meta:user-defined meta:name="KSOProductBuildVer">1046-10.1.0.5671</meta:user-defined>
    <meta:user-defined meta:name="Versão">Versão 1.0</meta:user-defined>
  </office:meta>
</office:document-meta>
</file>